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入場券">
            <text:p>入場券</text:p>
          </table:table-cell>
          <table:table-cell office:value-type="string" office:value="にゅうじょうけん">
            <text:p>にゅうじょうけん</text:p>
          </table:table-cell>
          <table:table-cell office:value-type="string" office:value="entrance ticket">
            <text:p>entrance 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場券は3000円です。">
            <text:p>入場券は3000円です。</text:p>
          </table:table-cell>
          <table:table-cell office:value-type="string" office:value="にゅうじょう けん は 3000 えん です。">
            <text:p>にゅうじょう けん は 3000 えん です。</text:p>
          </table:table-cell>
          <table:table-cell office:value-type="string" office:value="The admission ticket is 3,000 yen.">
            <text:p>The admission ticket is 3,000 yen.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ックレス">
            <text:p>ネックレス</text:p>
          </table:table-cell>
          <table:table-cell office:value-type="string" office:value="ネックレス">
            <text:p>ネックレス</text:p>
          </table:table-cell>
          <table:table-cell office:value-type="string" office:value="necklace">
            <text:p>neck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ジャマ">
            <text:p>パジャマ</text:p>
          </table:table-cell>
          <table:table-cell office:value-type="string" office:value="パジャマ">
            <text:p>パジャマ</text:p>
          </table:table-cell>
          <table:table-cell office:value-type="string" office:value="pajamas">
            <text:p>paja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今日はお昼過ぎまでパジャマでいました。">
            <text:p>今日はお昼過ぎまでパジャマでいました。</text:p>
          </table:table-cell>
          <table:table-cell office:value-type="string" office:value="きょう は おひる すぎ まで パジャマ で いました。">
            <text:p>きょう は おひる すぎ まで パジャマ で いました。</text:p>
          </table:table-cell>
          <table:table-cell office:value-type="string" office:value="I was in pajamas past noon today.">
            <text:p>I was in pajamas past noon to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ルペン">
            <text:p>ボールペン</text:p>
          </table:table-cell>
          <table:table-cell office:value-type="string" office:value="ボールペン">
            <text:p>ボールペン</text:p>
          </table:table-cell>
          <table:table-cell office:value-type="string" office:value="ballpoint pen">
            <text:p>ballpoint 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ールペンで名前を書いてください。">
            <text:p>ボールペンで名前を書いてください。</text:p>
          </table:table-cell>
          <table:table-cell office:value-type="string" office:value="ボールペン で なまえ を かいて ください。">
            <text:p>ボールペン で なまえ を かいて ください。</text:p>
          </table:table-cell>
          <table:table-cell office:value-type="string" office:value="Please write your name with a ballpoint pen.">
            <text:p>Please write your name with a ballpoint pen.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ゆい">
            <text:p>かゆい</text:p>
          </table:table-cell>
          <table:table-cell office:value-type="string" office:value="かゆい">
            <text:p>かゆい</text:p>
          </table:table-cell>
          <table:table-cell office:value-type="string" office:value="itchy">
            <text:p>itch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背中がかゆいです。">
            <text:p>背中がかゆいです。</text:p>
          </table:table-cell>
          <table:table-cell office:value-type="string" office:value="せなか が かゆい です。">
            <text:p>せなか が かゆい です。</text:p>
          </table:table-cell>
          <table:table-cell office:value-type="string" office:value="My back itches.">
            <text:p>My back itches.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tches.">
            <text:p>My nose itch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ます">
            <text:p>覚ます</text:p>
          </table:table-cell>
          <table:table-cell office:value-type="string" office:value="さます">
            <text:p>さます</text:p>
          </table:table-cell>
          <table:table-cell office:value-type="string" office:value="awaken, wake up">
            <text:p>awaken, wak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目を覚ました。">
            <text:p>子供が目を覚ました。</text:p>
          </table:table-cell>
          <table:table-cell office:value-type="string" office:value="こども が め を さました。">
            <text:p>こども が め を さました。</text:p>
          </table:table-cell>
          <table:table-cell office:value-type="string" office:value="The child woke up.">
            <text:p>The child woke up.</text:p>
          </table:table-cell>
          <table:table-cell office:value-type="string" office:value="外に出て酔いを覚まします。">
            <text:p>外に出て酔いを覚まします。</text:p>
          </table:table-cell>
          <table:table-cell office:value-type="string" office:value="そと に でて よい を さまします。">
            <text:p>そと に でて よい を さまします。</text:p>
          </table:table-cell>
          <table:table-cell office:value-type="string" office:value="I'll go outside and sober up.">
            <text:p>I'll go outside and sober 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いか">
            <text:p>すいか</text:p>
          </table:table-cell>
          <table:table-cell office:value-type="string" office:value="すいか">
            <text:p>すいか</text:p>
          </table:table-cell>
          <table:table-cell office:value-type="string" office:value="watermelon">
            <text:p>waterme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すいかに塩をかける人もいます。">
            <text:p>すいかに塩をかける人もいます。</text:p>
          </table:table-cell>
          <table:table-cell office:value-type="string" office:value="すいか に しお を かける ひと も います。">
            <text:p>すいか に しお を かける ひと も います。</text:p>
          </table:table-cell>
          <table:table-cell office:value-type="string" office:value="Some people salt (their) watermelon.">
            <text:p>Some people salt (their) watermelo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buckwheat noodles">
            <text:p>buck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昼にそばを食べた。">
            <text:p>お昼にそばを食べた。</text:p>
          </table:table-cell>
          <table:table-cell office:value-type="string" office:value="おひる に そば を たべた。">
            <text:p>おひる に そば を たべた。</text:p>
          </table:table-cell>
          <table:table-cell office:value-type="string" office:value="I ate buckwheat noodles for lunch.">
            <text:p>I ate buckwheat noodles for lunch.</text:p>
          </table:table-cell>
          <table:table-cell office:value-type="string" office:value="あまりお腹が空いていないので、晩ご飯はそばにしよう。">
            <text:p>あまりお腹が空いていないので、晩ご飯はそばにしよう。</text:p>
          </table:table-cell>
          <table:table-cell office:value-type="string" office:value="あまり おなか が すいて いない ので、ばん ごはん は そば に しよう。">
            <text:p>あまり おなか が すいて いない ので、ばん ごはん は そば に しよう。</text:p>
          </table:table-cell>
          <table:table-cell office:value-type="string" office:value="I'm not that hungry, so let's have buckwheat noodles for dinner.">
            <text:p>I'm not that hungry, so let's have buckwheat noodles for dinn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急">
            <text:p>特急</text:p>
          </table:table-cell>
          <table:table-cell office:value-type="string" office:value="とっきゅう">
            <text:p>とっきゅう</text:p>
          </table:table-cell>
          <table:table-cell office:value-type="string" office:value="super-express, limited express">
            <text:p>super-express, limited exp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特急で3時間かかります。">
            <text:p>東京まで特急で3時間かかります。</text:p>
          </table:table-cell>
          <table:table-cell office:value-type="string" office:value="とうきょう まで とっきゅう で 3 じかん かかります。">
            <text:p>とうきょう まで とっきゅう で 3 じかん かかります。</text:p>
          </table:table-cell>
          <table:table-cell office:value-type="string" office:value="It takes three hours to Tokyo by super-express.">
            <text:p>It takes three hours to Tokyo by super-express.</text:p>
          </table:table-cell>
          <table:table-cell office:value-type="string" office:value="特急電車の切符はどこで買えますか。">
            <text:p>特急電車の切符はどこで買えますか。</text:p>
          </table:table-cell>
          <table:table-cell office:value-type="string" office:value="とっきゅう でんしゃ の きっぷ は どこ で かえます か。">
            <text:p>とっきゅう でんしゃ の きっぷ は どこ で かえます か。</text:p>
          </table:table-cell>
          <table:table-cell office:value-type="string" office:value="Where can I buy a ticket for the limited express train?">
            <text:p>Where can I buy a ticket for the limited express train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glue, starch">
            <text:p>glue, sta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のりで2枚の紙を貼り合わせた。">
            <text:p>のりで2枚の紙を貼り合わせた。</text:p>
          </table:table-cell>
          <table:table-cell office:value-type="string" office:value="のり で 2 まい の かみ を はりあわせた。">
            <text:p>のり で 2 まい の かみ を はりあわせた。</text:p>
          </table:table-cell>
          <table:table-cell office:value-type="string" office:value="I glued two sheets of paper together.">
            <text:p>I glued two sheets of paper together.</text:p>
          </table:table-cell>
          <table:table-cell office:value-type="string" office:value="明日、色鉛筆とのりを持ってきてください。">
            <text:p>明日、色鉛筆とのりを持ってきてください。</text:p>
          </table:table-cell>
          <table:table-cell office:value-type="string" office:value="あした、いろ えんぴつ と のり を もって きて ください。">
            <text:p>あした、いろ えんぴつ と のり を もって きて ください。</text:p>
          </table:table-cell>
          <table:table-cell office:value-type="string" office:value="Please bring colored pencils and glue tomorrow.">
            <text:p>Please bring colored pencils and glue tomorr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抵">
            <text:p>大抵</text:p>
          </table:table-cell>
          <table:table-cell office:value-type="string" office:value="たいてい">
            <text:p>たいてい</text:p>
          </table:table-cell>
          <table:table-cell office:value-type="string" office:value="generally, mostly">
            <text:p>generally, mos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大抵7時頃に食べます。">
            <text:p>朝食は大抵7時頃に食べます。</text:p>
          </table:table-cell>
          <table:table-cell office:value-type="string" office:value="ちょうしょく は たいてい ７ じ ごろ に たべます。">
            <text:p>ちょうしょく は たいてい ７ じ ごろ に たべます。</text:p>
          </table:table-cell>
          <table:table-cell office:value-type="string" office:value="I generally eat breakfast around seven o'clock.">
            <text:p>I generally eat breakfast around seven o'clock.</text:p>
          </table:table-cell>
          <table:table-cell office:value-type="string" office:value="週末は大抵家にいます。">
            <text:p>週末は大抵家にいます。</text:p>
          </table:table-cell>
          <table:table-cell office:value-type="string" office:value="しゅうまつ は たいてい いえ に います。">
            <text:p>しゅうまつ は たいてい いえ に います。</text:p>
          </table:table-cell>
          <table:table-cell office:value-type="string" office:value="I mostly stay home on weekends.">
            <text:p>I mostly stay home on weekend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ケットボール">
            <text:p>バスケットボール</text:p>
          </table:table-cell>
          <table:table-cell office:value-type="string" office:value="バスケットボール">
            <text:p>バスケットボール</text:p>
          </table:table-cell>
          <table:table-cell office:value-type="string" office:value="basketball">
            <text:p>baske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バスケットボールの選手です。">
            <text:p>姉はバスケットボールの選手です。</text:p>
          </table:table-cell>
          <table:table-cell office:value-type="string" office:value="あね は バスケットボール の せんしゅ です。">
            <text:p>あね は バスケットボール の せんしゅ です。</text:p>
          </table:table-cell>
          <table:table-cell office:value-type="string" office:value="My big sister's a basketball player.">
            <text:p>My big sister's a basketball player.</text:p>
          </table:table-cell>
          <table:table-cell office:value-type="string" office:value="彼は背が低いですが、バスケットボールが上手です。">
            <text:p>彼は背が低いですが、バスケットボールが上手です。</text:p>
          </table:table-cell>
          <table:table-cell office:value-type="string" office:value="かれ は せ が ひくい です が、バスケットボール が じょうず です。">
            <text:p>かれ は せ が ひくい です が、バスケットボール が じょうず です。</text:p>
          </table:table-cell>
          <table:table-cell office:value-type="string" office:value="He's short but good at basketball.">
            <text:p>He's short but good at basketba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っ払う">
            <text:p>酔っ払う</text:p>
          </table:table-cell>
          <table:table-cell office:value-type="string" office:value="よっぱらう">
            <text:p>よっぱらう</text:p>
          </table:table-cell>
          <table:table-cell office:value-type="string" office:value="get drunk">
            <text:p>get dru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夜は酔っ払いました。">
            <text:p>昨夜は酔っ払いました。</text:p>
          </table:table-cell>
          <table:table-cell office:value-type="string" office:value="ゆうべ は よっぱらいました。">
            <text:p>ゆうべ は よっぱらいました。</text:p>
          </table:table-cell>
          <table:table-cell office:value-type="string" office:value="I got drunk last night.">
            <text:p>I got drunk last night.</text:p>
          </table:table-cell>
          <table:table-cell office:value-type="string" office:value="彼女は酔っ払うとすぐ泣く。">
            <text:p>彼女は酔っ払うとすぐ泣く。</text:p>
          </table:table-cell>
          <table:table-cell office:value-type="string" office:value="かのじょ は よっぱらう と すぐ なく。">
            <text:p>かのじょ は よっぱらう と すぐ なく。</text:p>
          </table:table-cell>
          <table:table-cell office:value-type="string" office:value="When she gets drunk, she quickly cries.">
            <text:p>When she gets drunk, she quickly cri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きどき">
            <text:p>どきどき</text:p>
          </table:table-cell>
          <table:table-cell office:value-type="string" office:value="どきどき">
            <text:p>どきどき</text:p>
          </table:table-cell>
          <table:table-cell office:value-type="string" office:value="thumping, in a pounding manner">
            <text:p>thumping, in a pounding mann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に会うとどきどきします。">
            <text:p>彼女に会うとどきどきします。</text:p>
          </table:table-cell>
          <table:table-cell office:value-type="string" office:value="かのじょ に あう と どきどき します。">
            <text:p>かのじょ に あう と どきどき します。</text:p>
          </table:table-cell>
          <table:table-cell office:value-type="string" office:value="I feel my heart thumping when I see her.">
            <text:p>I feel my heart thumping when I see her.</text:p>
          </table:table-cell>
          <table:table-cell office:value-type="string" office:value="デートの前、緊張してどきどきしました。">
            <text:p>デートの前、緊張してどきどきしました。</text:p>
          </table:table-cell>
          <table:table-cell office:value-type="string" office:value="デート の まえ、きんちょう して どきどき しました。">
            <text:p>デート の まえ、きんちょう して どきどき しました。</text:p>
          </table:table-cell>
          <table:table-cell office:value-type="string" office:value="Before the date, I was so nervous my heart pounded.">
            <text:p>Before the date, I was so nervous my heart pounde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しがる">
            <text:p>欲しがる</text:p>
          </table:table-cell>
          <table:table-cell office:value-type="string" office:value="ほしがる">
            <text:p>ほしがる</text:p>
          </table:table-cell>
          <table:table-cell office:value-type="string" office:value="want, desire (of the third person)">
            <text:p>want, desire (of the third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あの子は人の物を何でも欲しがる。">
            <text:p>あの子は人の物を何でも欲しがる。</text:p>
          </table:table-cell>
          <table:table-cell office:value-type="string" office:value="あの こ は ひと の もの を なん でも ほしがる。">
            <text:p>あの こ は ひと の もの を なん でも ほしがる。</text:p>
          </table:table-cell>
          <table:table-cell office:value-type="string" office:value="She wants anything others have.">
            <text:p>She wants anything others hav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起き">
            <text:p>早起き</text:p>
          </table:table-cell>
          <table:table-cell office:value-type="string" office:value="はやおき">
            <text:p>はやおき</text:p>
          </table:table-cell>
          <table:table-cell office:value-type="string" office:value="getting up early">
            <text:p>getting up ear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早起きです。">
            <text:p>祖父は早起きです。</text:p>
          </table:table-cell>
          <table:table-cell office:value-type="string" office:value="そふ は はやおき です。">
            <text:p>そふ は はやおき です。</text:p>
          </table:table-cell>
          <table:table-cell office:value-type="string" office:value="My grandfather gets up early.">
            <text:p>My grandfather gets up early.</text:p>
          </table:table-cell>
          <table:table-cell office:value-type="string" office:value="明日は早起きしないといけません。">
            <text:p>明日は早起きしないといけません。</text:p>
          </table:table-cell>
          <table:table-cell office:value-type="string" office:value="あした は はやおき しない と いけません。">
            <text:p>あした は はやおき しない と いけません。</text:p>
          </table:table-cell>
          <table:table-cell office:value-type="string" office:value="We have to get up early tomorrow.">
            <text:p>We have to get up early tomorr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噌汁">
            <text:p>味噌汁</text:p>
          </table:table-cell>
          <table:table-cell office:value-type="string" office:value="みそしる">
            <text:p>みそしる</text:p>
          </table:table-cell>
          <table:table-cell office:value-type="string" office:value="miso soup">
            <text:p>miso 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味噌汁を飲みます。">
            <text:p>私は毎日味噌汁を飲みます。</text:p>
          </table:table-cell>
          <table:table-cell office:value-type="string" office:value="わたし は まいにち みそしる を のみます。">
            <text:p>わたし は まいにち みそしる を のみます。</text:p>
          </table:table-cell>
          <table:table-cell office:value-type="string" office:value="I have miso soup every day.">
            <text:p>I have miso soup every day.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方">
            <text:p>読み方</text:p>
          </table:table-cell>
          <table:table-cell office:value-type="string" office:value="よみかた">
            <text:p>よみかた</text:p>
          </table:table-cell>
          <table:table-cell office:value-type="string" office:value="how to read, way of reading">
            <text:p>how to read, way of 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子供に新聞の正しい読み方を教えました。">
            <text:p>子供に新聞の正しい読み方を教えました。</text:p>
          </table:table-cell>
          <table:table-cell office:value-type="string" office:value="こども に しんぶん の ただしい よみかた を おしえました。">
            <text:p>こども に しんぶん の ただしい よみかた を おしえました。</text:p>
          </table:table-cell>
          <table:table-cell office:value-type="string" office:value="I taught my child the right way to read a newspaper.">
            <text:p>I taught my child the right way to read a newspap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り口">
            <text:p>入り口</text:p>
          </table:table-cell>
          <table:table-cell office:value-type="string" office:value="いりぐち">
            <text:p>いりぐち</text:p>
          </table:table-cell>
          <table:table-cell office:value-type="string" office:value="entrance">
            <text:p>ent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デパートの入り口に人がたくさん並んでいます。">
            <text:p>デパートの入り口に人がたくさん並んでいます。</text:p>
          </table:table-cell>
          <table:table-cell office:value-type="string" office:value="デパート の いりぐち に ひと が たくさん ならんで います。">
            <text:p>デパート の いりぐち に ひと が たくさん ならんで います。</text:p>
          </table:table-cell>
          <table:table-cell office:value-type="string" office:value="A lot of people are lining up at the entrance of the department store.">
            <text:p>A lot of people are lining up at the entrance of the department sto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ろす">
            <text:p>降ろす</text:p>
          </table:table-cell>
          <table:table-cell office:value-type="string" office:value="おろす">
            <text:p>おろす</text:p>
          </table:table-cell>
          <table:table-cell office:value-type="string" office:value="unload, set down">
            <text:p>unload, se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車から荷物を降ろした。">
            <text:p>彼は車から荷物を降ろした。</text:p>
          </table:table-cell>
          <table:table-cell office:value-type="string" office:value="かれ は くるま から にもつ を おろした。">
            <text:p>かれ は くるま から にもつ を おろした。</text:p>
          </table:table-cell>
          <table:table-cell office:value-type="string" office:value="He unloaded the luggage from the car.">
            <text:p>He unloaded the luggage from the car.</text:p>
          </table:table-cell>
          <table:table-cell office:value-type="string" office:value="すみません、そこの角で降ろしてください。">
            <text:p>すみません、そこの角で降ろしてください。</text:p>
          </table:table-cell>
          <table:table-cell office:value-type="string" office:value="すみません、そこ の かど で おろして ください。">
            <text:p>すみません、そこ の かど で おろして ください。</text:p>
          </table:table-cell>
          <table:table-cell office:value-type="string" office:value="Excuse me, please drop me off at the corner there.">
            <text:p>Excuse me, please drop me off at the corner the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かる">
            <text:p>掛かる</text:p>
          </table:table-cell>
          <table:table-cell office:value-type="string" office:value="かかる">
            <text:p>かかる</text:p>
          </table:table-cell>
          <table:table-cell office:value-type="string" office:value="hang">
            <text:p>ha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ンドイッチ">
            <text:p>サンドイッチ</text:p>
          </table:table-cell>
          <table:table-cell office:value-type="string" office:value="サンドイッチ">
            <text:p>サンドイッチ</text:p>
          </table:table-cell>
          <table:table-cell office:value-type="string" office:value="sandwich">
            <text:p>sandwi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お昼はサンドイッチです。">
            <text:p>今日のお昼はサンドイッチです。</text:p>
          </table:table-cell>
          <table:table-cell office:value-type="string" office:value="きょう の おひる は サンドイッチ です。">
            <text:p>きょう の おひる は サンドイッチ です。</text:p>
          </table:table-cell>
          <table:table-cell office:value-type="string" office:value="We're having sandwiches for lunch.">
            <text:p>We're having sandwiches for lunch.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角い">
            <text:p>四角い</text:p>
          </table:table-cell>
          <table:table-cell office:value-type="string" office:value="しかくい">
            <text:p>しかくい</text:p>
          </table:table-cell>
          <table:table-cell office:value-type="string" office:value="square-shaped">
            <text:p>square-shap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。">
            <text:p>こっち の しかくい テーブル を かおう よ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その四角いお皿をサラダに使ってください。">
            <text:p>その四角いお皿をサラダに使ってください。</text:p>
          </table:table-cell>
          <table:table-cell office:value-type="string" office:value="その しかくい おさら を サラダ に つかって ください。">
            <text:p>その しかくい おさら を サラダ に つかって ください。</text:p>
          </table:table-cell>
          <table:table-cell office:value-type="string" office:value="Please use the square-shaped plate for the salad.">
            <text:p>Please use the square-shaped plate for the sala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き当たる">
            <text:p>突き当たる</text:p>
          </table:table-cell>
          <table:table-cell office:value-type="string" office:value="つきあたる">
            <text:p>つきあたる</text:p>
          </table:table-cell>
          <table:table-cell office:value-type="string" office:value="run into, come to the end (of a road)">
            <text:p>run into, come to the end (of a ro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き当たったら右に曲がってください。">
            <text:p>突き当たったら右に曲がってください。</text:p>
          </table:table-cell>
          <table:table-cell office:value-type="string" office:value="つきあたったら みぎ に まがって ください。">
            <text:p>つきあたったら みぎ に まがって ください。</text:p>
          </table:table-cell>
          <table:table-cell office:value-type="string" office:value="Please turn right when the street ends.">
            <text:p>Please turn right when the street ends.</text:p>
          </table:table-cell>
          <table:table-cell office:value-type="string" office:value="彼は今、大きな壁に突き当たっています。">
            <text:p>彼は今、大きな壁に突き当たっています。</text:p>
          </table:table-cell>
          <table:table-cell office:value-type="string" office:value="かれ は いま、おおきな かべ に つきあたって います。">
            <text:p>かれ は いま、おおきな かべ に つきあたって います。</text:p>
          </table:table-cell>
          <table:table-cell office:value-type="string" office:value="He's run into a big hurdle.">
            <text:p>He's run into a big hurd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かす">
            <text:p>乾かす</text:p>
          </table:table-cell>
          <table:table-cell office:value-type="string" office:value="かわかす">
            <text:p>かわかす</text:p>
          </table:table-cell>
          <table:table-cell office:value-type="string" office:value="dry (something)">
            <text:p>dry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ぬれた服を乾かした。">
            <text:p>ぬれた服を乾かした。</text:p>
          </table:table-cell>
          <table:table-cell office:value-type="string" office:value="ぬれた ふく を かわかした。">
            <text:p>ぬれた ふく を かわかした。</text:p>
          </table:table-cell>
          <table:table-cell office:value-type="string" office:value="I dried the wet clothes.">
            <text:p>I dried the wet clothes.</text:p>
          </table:table-cell>
          <table:table-cell office:value-type="string" office:value="髪をよく乾かしなさい。">
            <text:p>髪をよく乾かしなさい。</text:p>
          </table:table-cell>
          <table:table-cell office:value-type="string" office:value="かみ を よく かわかしなさい。">
            <text:p>かみ を よく かわかしなさい。</text:p>
          </table:table-cell>
          <table:table-cell office:value-type="string" office:value="Dry your hair well.">
            <text:p>Dry your hair we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期券">
            <text:p>定期券</text:p>
          </table:table-cell>
          <table:table-cell office:value-type="string" office:value="ていきけん">
            <text:p>ていきけん</text:p>
          </table:table-cell>
          <table:table-cell office:value-type="string" office:value="commuter pass">
            <text:p>commuter p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定期券は1万2千円でした。">
            <text:p>定期券は1万2千円でした。</text:p>
          </table:table-cell>
          <table:table-cell office:value-type="string" office:value="ていきけん は 1 まん 2 せん えん でした。">
            <text:p>ていきけん は 1 まん 2 せん えん でした。</text:p>
          </table:table-cell>
          <table:table-cell office:value-type="string" office:value="The commuter pass was 12,000 yen.">
            <text:p>The commuter pass was 12,000 yen.</text:p>
          </table:table-cell>
          <table:table-cell office:value-type="string" office:value="私は定期券を持っていないので、切符を買ってきます。">
            <text:p>私は定期券を持っていないので、切符を買ってきます。</text:p>
          </table:table-cell>
          <table:table-cell office:value-type="string" office:value="わたし は ていきけん を もって いない ので、きっぷ を かって きます。">
            <text:p>わたし は ていきけん を もって いない ので、きっぷ を かって きます。</text:p>
          </table:table-cell>
          <table:table-cell office:value-type="string" office:value="I don't have a commuter pass, so I'll go and buy a ticket.">
            <text:p>I don't have a commuter pass, so I'll go and buy a ticke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こにこ">
            <text:p>にこにこ</text:p>
          </table:table-cell>
          <table:table-cell office:value-type="string" office:value="にこにこ">
            <text:p>にこにこ</text:p>
          </table:table-cell>
          <table:table-cell office:value-type="string" office:value="smilingly, keep smiling">
            <text:p>smilingly, keep smil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にこにこしています。">
            <text:p>彼女はいつもにこにこしています。</text:p>
          </table:table-cell>
          <table:table-cell office:value-type="string" office:value="かのじょ は いつも にこにこ して います。">
            <text:p>かのじょ は いつも にこにこ して います。</text:p>
          </table:table-cell>
          <table:table-cell office:value-type="string" office:value="She's always smiling.">
            <text:p>She's always smiling.</text:p>
          </table:table-cell>
          <table:table-cell office:value-type="string" office:value="娘がにこにこと私を見ました。">
            <text:p>娘がにこにこと私を見ました。</text:p>
          </table:table-cell>
          <table:table-cell office:value-type="string" office:value="むすめ が にこにこ と わたし を みました。">
            <text:p>むすめ が にこにこ と わたし を みました。</text:p>
          </table:table-cell>
          <table:table-cell office:value-type="string" office:value="My daughter looked at me with a big smile.">
            <text:p>My daughter looked at me with a big smi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る">
            <text:p>下る</text:p>
          </table:table-cell>
          <table:table-cell office:value-type="string" office:value="くだる">
            <text:p>くだる</text:p>
          </table:table-cell>
          <table:table-cell office:value-type="string" office:value="go down, go away from">
            <text:p>go down, go away fr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小さな船が川を下っています。">
            <text:p>小さな船が川を下っています。</text:p>
          </table:table-cell>
          <table:table-cell office:value-type="string" office:value="ちいさな ふね が かわ を くだって います。">
            <text:p>ちいさな ふね が かわ を くだって います。</text:p>
          </table:table-cell>
          <table:table-cell office:value-type="string" office:value="A small ship is going down the river.">
            <text:p>A small ship is going down the river.</text:p>
          </table:table-cell>
          <table:table-cell office:value-type="string" office:value="彼らは今、山を下っています。">
            <text:p>彼らは今、山を下っています。</text:p>
          </table:table-cell>
          <table:table-cell office:value-type="string" office:value="かれら は いま、やま を くだって います。">
            <text:p>かれら は いま、やま を くだって います。</text:p>
          </table:table-cell>
          <table:table-cell office:value-type="string" office:value="They are going down the mountain now.">
            <text:p>They are going down the mountain n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ール">
            <text:p>ウール</text:p>
          </table:table-cell>
          <table:table-cell office:value-type="string" office:value="ウール">
            <text:p>ウール</text:p>
          </table:table-cell>
          <table:table-cell office:value-type="string" office:value="wool">
            <text:p>w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ウールのセーターは暖かい。">
            <text:p>このウールのセーターは暖かい。</text:p>
          </table:table-cell>
          <table:table-cell office:value-type="string" office:value="この ウール の セーター は あたたかい。">
            <text:p>この ウール の セーター は あたたかい。</text:p>
          </table:table-cell>
          <table:table-cell office:value-type="string" office:value="This wool sweater is warm.">
            <text:p>This wool sweater is warm.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ラ">
            <text:p>コーラ</text:p>
          </table:table-cell>
          <table:table-cell office:value-type="string" office:value="コーラ">
            <text:p>コーラ</text:p>
          </table:table-cell>
          <table:table-cell office:value-type="string" office:value="cola, coke">
            <text:p>cola, c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コーラが好きだ。">
            <text:p>私の兄はコーラが好きだ。</text:p>
          </table:table-cell>
          <table:table-cell office:value-type="string" office:value="わたし の あに は コーラ が すき だ。">
            <text:p>わたし の あに は コーラ が すき だ。</text:p>
          </table:table-cell>
          <table:table-cell office:value-type="string" office:value="My older brother likes cola.">
            <text:p>My older brother likes cola.</text:p>
          </table:table-cell>
          <table:table-cell office:value-type="string" office:value="コーラのMサイズとハンバーガーをください。">
            <text:p>コーラのMサイズとハンバーガーをください。</text:p>
          </table:table-cell>
          <table:table-cell office:value-type="string" office:value="コーラ の M サイズ と ハンバーガー を ください。">
            <text:p>コーラ の M サイズ と ハンバーガー を ください。</text:p>
          </table:table-cell>
          <table:table-cell office:value-type="string" office:value="Could I have a medium-sized coke and a hamburger?">
            <text:p>Could I have a medium-sized coke and a hamburger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イレットペーパー">
            <text:p>トイレットペーパー</text:p>
          </table:table-cell>
          <table:table-cell office:value-type="string" office:value="トイレットペーパー">
            <text:p>トイレットペーパー</text:p>
          </table:table-cell>
          <table:table-cell office:value-type="string" office:value="toilet paper">
            <text:p>toilet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ットペーパーを交換しました。">
            <text:p>トイレットペーパーを交換しました。</text:p>
          </table:table-cell>
          <table:table-cell office:value-type="string" office:value="トイレットペーパー を こうかん しました。">
            <text:p>トイレットペーパー を こうかん しました。</text:p>
          </table:table-cell>
          <table:table-cell office:value-type="string" office:value="I changed the toilet paper.">
            <text:p>I changed the toilet paper.</text:p>
          </table:table-cell>
          <table:table-cell office:value-type="string" office:value="トイレに入ったら、トイレットペーパーがなくて困りました。">
            <text:p>トイレに入ったら、トイレットペーパーがなくて困りました。</text:p>
          </table:table-cell>
          <table:table-cell office:value-type="string" office:value="トイレ に はいったら、トイレットペーパー が なくて こまりました。">
            <text:p>トイレ に はいったら、トイレットペーパー が なくて こまりました。</text:p>
          </table:table-cell>
          <table:table-cell office:value-type="string" office:value="When I went to the washroom, there was no toilet paper, so I didn't know what to do.">
            <text:p>When I went to the washroom, there was no toilet paper, so I didn't know what to do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換え">
            <text:p>乗り換え</text:p>
          </table:table-cell>
          <table:table-cell office:value-type="string" office:value="のりかえ">
            <text:p>のりかえ</text:p>
          </table:table-cell>
          <table:table-cell office:value-type="string" office:value="transfer, change (trains)">
            <text:p>transfer, change (train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次の駅で乗り換えです。">
            <text:p>次の駅で乗り換えです。</text:p>
          </table:table-cell>
          <table:table-cell office:value-type="string" office:value="つぎ の えき で のりかえ です。">
            <text:p>つぎ の えき で のりかえ です。</text:p>
          </table:table-cell>
          <table:table-cell office:value-type="string" office:value="I'm transfering at the next station.">
            <text:p>I'm transfering at the next station.</text:p>
          </table:table-cell>
          <table:table-cell office:value-type="string" office:value="渋谷駅で乗り換えに時間がかかってしまいました。">
            <text:p>渋谷駅で乗り換えに時間がかかってしまいました。</text:p>
          </table:table-cell>
          <table:table-cell office:value-type="string" office:value="しぶや えき で のりかえ に じかん が かかって しまいました。">
            <text:p>しぶや えき で のりかえ に じかん が かかって しまいました。</text:p>
          </table:table-cell>
          <table:table-cell office:value-type="string" office:value="The transfer at Shibuya Station took a long time.">
            <text:p>The transfer at Shibuya Station took a long tim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灰皿">
            <text:p>灰皿</text:p>
          </table:table-cell>
          <table:table-cell office:value-type="string" office:value="はいざら">
            <text:p>はいざら</text:p>
          </table:table-cell>
          <table:table-cell office:value-type="string" office:value="ashtray">
            <text:p>asht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灰皿をください。">
            <text:p>灰皿をください。</text:p>
          </table:table-cell>
          <table:table-cell office:value-type="string" office:value="はいざら を ください。">
            <text:p>はいざら を ください。</text:p>
          </table:table-cell>
          <table:table-cell office:value-type="string" office:value="Please give me an ashtray.">
            <text:p>Please give me an ashtray.</text:p>
          </table:table-cell>
          <table:table-cell office:value-type="string" office:value="父はいつも灰皿を持ち歩いています。">
            <text:p>父はいつも灰皿を持ち歩いています。</text:p>
          </table:table-cell>
          <table:table-cell office:value-type="string" office:value="ちち は いつも はいざら を もち あるいて います。">
            <text:p>ちち は いつも はいざら を もち あるいて います。</text:p>
          </table:table-cell>
          <table:table-cell office:value-type="string" office:value="My father always carries around an ashtray.">
            <text:p>My father always carries around an ashtr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ム">
            <text:p>ハム</text:p>
          </table:table-cell>
          <table:table-cell office:value-type="string" office:value="ハム">
            <text:p>ハム</text:p>
          </table:table-cell>
          <table:table-cell office:value-type="string" office:value="ham">
            <text:p>h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ムサンドをください。">
            <text:p>ハムサンドをください。</text:p>
          </table:table-cell>
          <table:table-cell office:value-type="string" office:value="ハム サンド を ください。">
            <text:p>ハム サンド を ください。</text:p>
          </table:table-cell>
          <table:table-cell office:value-type="string" office:value="Can I have a ham sandwich, please?">
            <text:p>Can I have a ham sandwich, please?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床">
            <text:p>床</text:p>
          </table:table-cell>
          <table:table-cell office:value-type="string" office:value="ゆか">
            <text:p>ゆか</text:p>
          </table:table-cell>
          <table:table-cell office:value-type="string" office:value="floor">
            <text:p>fl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床がぬれている。">
            <text:p>床がぬれている。</text:p>
          </table:table-cell>
          <table:table-cell office:value-type="string" office:value="ゆか が ぬれて いる。">
            <text:p>ゆか が ぬれて いる。</text:p>
          </table:table-cell>
          <table:table-cell office:value-type="string" office:value="The floor is wet.">
            <text:p>The floor is wet.</text:p>
          </table:table-cell>
          <table:table-cell office:value-type="string" office:value="彼はかばんを床に置きました。">
            <text:p>彼はかばんを床に置きました。</text:p>
          </table:table-cell>
          <table:table-cell office:value-type="string" office:value="かれ は かばん を ゆか に おきました。">
            <text:p>かれ は かばん を ゆか に おきました。</text:p>
          </table:table-cell>
          <table:table-cell office:value-type="string" office:value="He put his bag on the floor.">
            <text:p>He put his bag on the floo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ーマ字">
            <text:p>ローマ字</text:p>
          </table:table-cell>
          <table:table-cell office:value-type="string" office:value="ローマじ">
            <text:p>ローマじ</text:p>
          </table:table-cell>
          <table:table-cell office:value-type="string" office:value="Roman alphabet">
            <text:p>Roman alphab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この教科書は、日本語をローマ字で習えます。">
            <text:p>この教科書は、日本語をローマ字で習えます。</text:p>
          </table:table-cell>
          <table:table-cell office:value-type="string" office:value="この きょうかしょ は、にほん ご を ローマじ で ならえます。">
            <text:p>この きょうかしょ は、にほん ご を ローマじ で ならえます。</text:p>
          </table:table-cell>
          <table:table-cell office:value-type="string" office:value="With this textbook, you can learn Japanese in Romaji.">
            <text:p>With this textbook, you can learn Japanese in Romaji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ちご">
            <text:p>いちご</text:p>
          </table:table-cell>
          <table:table-cell office:value-type="string" office:value="いちご">
            <text:p>いちご</text:p>
          </table:table-cell>
          <table:table-cell office:value-type="string" office:value="strawberry">
            <text:p>strawber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はとても甘い。">
            <text:p>このいちごはとても甘い。</text:p>
          </table:table-cell>
          <table:table-cell office:value-type="string" office:value="この いちご は とても あまい。">
            <text:p>この いちご は とても あまい。</text:p>
          </table:table-cell>
          <table:table-cell office:value-type="string" office:value="This strawberry is very sweet.">
            <text:p>This strawberry is very sweet.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レーライス">
            <text:p>カレーライス</text:p>
          </table:table-cell>
          <table:table-cell office:value-type="string" office:value="カレーライス">
            <text:p>カレーライス</text:p>
          </table:table-cell>
          <table:table-cell office:value-type="string" office:value="curry rice">
            <text:p>curry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ッシュカード">
            <text:p>キャッシュカード</text:p>
          </table:table-cell>
          <table:table-cell office:value-type="string" office:value="キャッシュカード">
            <text:p>キャッシュカード</text:p>
          </table:table-cell>
          <table:table-cell office:value-type="string" office:value="cash card">
            <text:p>cash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キャッシュカードでお金を下ろした。">
            <text:p>キャッシュカードでお金を下ろした。</text:p>
          </table:table-cell>
          <table:table-cell office:value-type="string" office:value="キャッシュカード で おかね を おろした。">
            <text:p>キャッシュカード で おかね を おろした。</text:p>
          </table:table-cell>
          <table:table-cell office:value-type="string" office:value="I withdrew some money with my cash card.">
            <text:p>I withdrew some money with my cash card.</text:p>
          </table:table-cell>
          <table:table-cell office:value-type="string" office:value="キャッシュカードを無くしたので、銀行に電話しました。">
            <text:p>キャッシュカードを無くしたので、銀行に電話しました。</text:p>
          </table:table-cell>
          <table:table-cell office:value-type="string" office:value="キャッシュカード を なくした ので、ぎんこう に でんわ しました。">
            <text:p>キャッシュカード を なくした ので、ぎんこう に でんわ しました。</text:p>
          </table:table-cell>
          <table:table-cell office:value-type="string" office:value="Because I lost my bank card, I called the bank.">
            <text:p>Because I lost my bank card, I called the ban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留所">
            <text:p>停留所</text:p>
          </table:table-cell>
          <table:table-cell office:value-type="string" office:value="ていりゅうじょ">
            <text:p>ていりゅうじょ</text:p>
          </table:table-cell>
          <table:table-cell office:value-type="string" office:value="(bus) stop">
            <text:p>(bus)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の停留所で10分待ちました。">
            <text:p>バスの停留所で10分待ちました。</text:p>
          </table:table-cell>
          <table:table-cell office:value-type="string" office:value="バス の ていりゅうじょ で 10 ぷん まちました。">
            <text:p>バス の ていりゅうじょ で 10 ぷん まちました。</text:p>
          </table:table-cell>
          <table:table-cell office:value-type="string" office:value="I waited for ten minutes at the bus stop.">
            <text:p>I waited for ten minutes at the bus stop.</text:p>
          </table:table-cell>
          <table:table-cell office:value-type="string" office:value="次の停留所まで5分かかります。">
            <text:p>次の停留所まで5分かかります。</text:p>
          </table:table-cell>
          <table:table-cell office:value-type="string" office:value="つぎ の ていりゅうじょ まで 5 ふん かかります。">
            <text:p>つぎ の ていりゅうじょ まで 5 ふん かかります。</text:p>
          </table:table-cell>
          <table:table-cell office:value-type="string" office:value="It's five minutes to the next bus stop.">
            <text:p>It's five minutes to the next bus sto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床屋">
            <text:p>床屋</text:p>
          </table:table-cell>
          <table:table-cell office:value-type="string" office:value="とこや">
            <text:p>とこや</text:p>
          </table:table-cell>
          <table:table-cell office:value-type="string" office:value="barber, barbershop">
            <text:p>barber, barber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床屋で髪を切った。">
            <text:p>昨日床屋で髪を切った。</text:p>
          </table:table-cell>
          <table:table-cell office:value-type="string" office:value="きのう とこや で かみ を きった。">
            <text:p>きのう とこや で かみ を きった。</text:p>
          </table:table-cell>
          <table:table-cell office:value-type="string" office:value="Yesterday I had my hair cut at the barber's.">
            <text:p>Yesterday I had my hair cut at the barber's.</text:p>
          </table:table-cell>
          <table:table-cell office:value-type="string" office:value="週末に息子を床屋に連れていきました。">
            <text:p>週末に息子を床屋に連れていきました。</text:p>
          </table:table-cell>
          <table:table-cell office:value-type="string" office:value="しゅうまつ に むすこ を とこや に つれて いきました。">
            <text:p>しゅうまつ に むすこ を とこや に つれて いきました。</text:p>
          </table:table-cell>
          <table:table-cell office:value-type="string" office:value="I took my son to the barber on the weekend.">
            <text:p>I took my son to the barber on the weeken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磨き">
            <text:p>歯磨き</text:p>
          </table:table-cell>
          <table:table-cell office:value-type="string" office:value="はみがき">
            <text:p>はみがき</text:p>
          </table:table-cell>
          <table:table-cell office:value-type="string" office:value="brushing one's teeth">
            <text:p>brushing one's tee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歯磨きはしましたか。">
            <text:p>歯磨きはしましたか。</text:p>
          </table:table-cell>
          <table:table-cell office:value-type="string" office:value="はみがき は しました か。">
            <text:p>はみがき は しました か。</text:p>
          </table:table-cell>
          <table:table-cell office:value-type="string" office:value="Did you brush your teeth?">
            <text:p>Did you brush your teeth?</text:p>
          </table:table-cell>
          <table:table-cell office:value-type="string" office:value="朝晩、歯磨きを忘れないで。">
            <text:p>朝晩、歯磨きを忘れないで。</text:p>
          </table:table-cell>
          <table:table-cell office:value-type="string" office:value="あさ ばん、はみがき を わすれないで。">
            <text:p>あさ ばん、はみがき を わすれないで。</text:p>
          </table:table-cell>
          <table:table-cell office:value-type="string" office:value="Don't forget to brush your teeth in the morning and evening.">
            <text:p>Don't forget to brush your teeth in the morning and even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飯">
            <text:p>夕飯</text:p>
          </table:table-cell>
          <table:table-cell office:value-type="string" office:value="ゆうはん">
            <text:p>ゆうはん</text:p>
          </table:table-cell>
          <table:table-cell office:value-type="string" office:value="evening meal, dinner">
            <text:p>evening meal, din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は寿司でした。">
            <text:p>夕飯は寿司でした。</text:p>
          </table:table-cell>
          <table:table-cell office:value-type="string" office:value="ゆうはん は すし でした。">
            <text:p>ゆうはん は すし でした。</text:p>
          </table:table-cell>
          <table:table-cell office:value-type="string" office:value="I had sushi for dinner.">
            <text:p>I had sushi for dinner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酔っ払い">
            <text:p>酔っ払い</text:p>
          </table:table-cell>
          <table:table-cell office:value-type="string" office:value="よっぱらい">
            <text:p>よっぱらい</text:p>
          </table:table-cell>
          <table:table-cell office:value-type="string" office:value="drunkard, drunk">
            <text:p>drunkard, dru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だの酔っ払いです。">
            <text:p>彼はただの酔っ払いです。</text:p>
          </table:table-cell>
          <table:table-cell office:value-type="string" office:value="かれ は ただ の よっぱらい です。">
            <text:p>かれ は ただ の よっぱらい です。</text:p>
          </table:table-cell>
          <table:table-cell office:value-type="string" office:value="He's just a drunkard.">
            <text:p>He's just a drunkard.</text:p>
          </table:table-cell>
          <table:table-cell office:value-type="string" office:value="酔っ払いが駅のホームで寝ています。">
            <text:p>酔っ払いが駅のホームで寝ています。</text:p>
          </table:table-cell>
          <table:table-cell office:value-type="string" office:value="よっぱらい が えき の ホーム で ねて います。">
            <text:p>よっぱらい が えき の ホーム で ねて います。</text:p>
          </table:table-cell>
          <table:table-cell office:value-type="string" office:value="A drunkard is sleeping on the station platform.">
            <text:p>A drunkard is sleeping on the station platform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">
            <text:p>例</text:p>
          </table:table-cell>
          <table:table-cell office:value-type="string" office:value="れい">
            <text:p>れい</text:p>
          </table:table-cell>
          <table:table-cell office:value-type="string" office:value="example">
            <text:p>exa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つ例を挙げてください。">
            <text:p>一つ例を挙げてください。</text:p>
          </table:table-cell>
          <table:table-cell office:value-type="string" office:value="ひとつ れい を あげて ください。">
            <text:p>ひとつ れい を あげて ください。</text:p>
          </table:table-cell>
          <table:table-cell office:value-type="string" office:value="Please give an example.">
            <text:p>Please give an example.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concrete examples.">
            <text:p>Please show me some concrete exampl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辞儀">
            <text:p>お辞儀</text:p>
          </table:table-cell>
          <table:table-cell office:value-type="string" office:value="おじぎ">
            <text:p>おじぎ</text:p>
          </table:table-cell>
          <table:table-cell office:value-type="string" office:value="bow">
            <text:p>b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皆、社長にお辞儀をした。">
            <text:p>皆、社長にお辞儀をした。</text:p>
          </table:table-cell>
          <table:table-cell office:value-type="string" office:value="みな、しゃちょう に おじぎ を した。">
            <text:p>みな、しゃちょう に おじぎ を した。</text:p>
          </table:table-cell>
          <table:table-cell office:value-type="string" office:value="Everyone bowed to the company president.">
            <text:p>Everyone bowed to the company president.</text:p>
          </table:table-cell>
          <table:table-cell office:value-type="string" office:value="お客様には深くお辞儀をしてください。">
            <text:p>お客様には深くお辞儀をしてください。</text:p>
          </table:table-cell>
          <table:table-cell office:value-type="string" office:value="おきゃくさま に は ふかく おじぎ を して ください。">
            <text:p>おきゃくさま に は ふかく おじぎ を して ください。</text:p>
          </table:table-cell>
          <table:table-cell office:value-type="string" office:value="Please bow deeply to customers.">
            <text:p>Please bow deeply to custom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断歩道">
            <text:p>横断歩道</text:p>
          </table:table-cell>
          <table:table-cell office:value-type="string" office:value="おうだんほどう">
            <text:p>おうだんほどう</text:p>
          </table:table-cell>
          <table:table-cell office:value-type="string" office:value="pedestrian crossing, crosswalk">
            <text:p>pedestrian crossing, crossw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横断歩道があります。">
            <text:p>あそこに横断歩道があります。</text:p>
          </table:table-cell>
          <table:table-cell office:value-type="string" office:value="あそこ に おうだん ほどう が あります。">
            <text:p>あそこ に おうだん ほどう が あります。</text:p>
          </table:table-cell>
          <table:table-cell office:value-type="string" office:value="There's a crosswalk over there.">
            <text:p>There's a crosswalk over there.</text:p>
          </table:table-cell>
          <table:table-cell office:value-type="string" office:value="あそこの横断歩道を渡りましょう。">
            <text:p>あそこの横断歩道を渡りましょう。</text:p>
          </table:table-cell>
          <table:table-cell office:value-type="string" office:value="あそこ の おうだん ほどう を わたりましょう。">
            <text:p>あそこ の おうだん ほどう を わたりましょう。</text:p>
          </table:table-cell>
          <table:table-cell office:value-type="string" office:value="Let's cross at the crosswalk there.">
            <text:p>Let's cross at the crosswalk the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らぐら">
            <text:p>ぐらぐら</text:p>
          </table:table-cell>
          <table:table-cell office:value-type="string" office:value="ぐらぐら">
            <text:p>ぐらぐら</text:p>
          </table:table-cell>
          <table:table-cell office:value-type="string" office:value="shaky, unstable">
            <text:p>shaky, unsta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地震で家がぐらぐらと揺れた。">
            <text:p>地震で家がぐらぐらと揺れた。</text:p>
          </table:table-cell>
          <table:table-cell office:value-type="string" office:value="じしん で いえ が ぐらぐら と ゆれた。">
            <text:p>じしん で いえ が ぐらぐら と ゆれた。</text:p>
          </table:table-cell>
          <table:table-cell office:value-type="string" office:value="The house shook because of the earthquake.">
            <text:p>The house shook because of the earthquake.</text:p>
          </table:table-cell>
          <table:table-cell office:value-type="string" office:value="この椅子はぐらぐらする。">
            <text:p>この椅子はぐらぐらする。</text:p>
          </table:table-cell>
          <table:table-cell office:value-type="string" office:value="この いす は ぐらぐら する。">
            <text:p>この いす は ぐらぐら する。</text:p>
          </table:table-cell>
          <table:table-cell office:value-type="string" office:value="This chair is shaky.">
            <text:p>This chair is shak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便">
            <text:p>航空便</text:p>
          </table:table-cell>
          <table:table-cell office:value-type="string" office:value="こうくうびん">
            <text:p>こうくうびん</text:p>
          </table:table-cell>
          <table:table-cell office:value-type="string" office:value="airmail, airfreight">
            <text:p>airmail, airfr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航空便で書類が届きました。">
            <text:p>航空便で書類が届きました。</text:p>
          </table:table-cell>
          <table:table-cell office:value-type="string" office:value="こうくうびん で しょるい が とどきました。">
            <text:p>こうくうびん で しょるい が とどきました。</text:p>
          </table:table-cell>
          <table:table-cell office:value-type="string" office:value="The document was delivered by airmail.">
            <text:p>The document was delivered by airmail.</text:p>
          </table:table-cell>
          <table:table-cell office:value-type="string" office:value="この荷物を航空便で送りたいのですが。">
            <text:p>この荷物を航空便で送りたいのですが。</text:p>
          </table:table-cell>
          <table:table-cell office:value-type="string" office:value="この にもつ を こうくうびん で おくりたい の です が。">
            <text:p>この にもつ を こうくうびん で おくりたい の です が。</text:p>
          </table:table-cell>
          <table:table-cell office:value-type="string" office:value="I'd like to send this package by airmail.">
            <text:p>I'd like to send this package by airmai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ム">
            <text:p>ジャム</text:p>
          </table:table-cell>
          <table:table-cell office:value-type="string" office:value="ジャム">
            <text:p>ジャム</text:p>
          </table:table-cell>
          <table:table-cell office:value-type="string" office:value="jam">
            <text:p>j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朝、パンにリンゴジャムを塗って食べました。">
            <text:p>朝、パンにリンゴジャムを塗って食べました。</text:p>
          </table:table-cell>
          <table:table-cell office:value-type="string" office:value="あさ、パン に リンゴ ジャム を ぬって たべました。">
            <text:p>あさ、パン に リンゴ ジャム を ぬって たべました。</text:p>
          </table:table-cell>
          <table:table-cell office:value-type="string" office:value="In the morning, I spread apple jam on bread and ate it.">
            <text:p>In the morning, I spread apple jam on bread and ate i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リッパ">
            <text:p>スリッパ</text:p>
          </table:table-cell>
          <table:table-cell office:value-type="string" office:value="スリッパ">
            <text:p>スリッパ</text:p>
          </table:table-cell>
          <table:table-cell office:value-type="string" office:value="slippers">
            <text:p>slip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リッパを履いてください。">
            <text:p>スリッパを履いてください。</text:p>
          </table:table-cell>
          <table:table-cell office:value-type="string" office:value="スリッパ を はいて ください。">
            <text:p>スリッパ を はいて ください。</text:p>
          </table:table-cell>
          <table:table-cell office:value-type="string" office:value="Please wear slippers.">
            <text:p>Please wear slippers.</text:p>
          </table:table-cell>
          <table:table-cell office:value-type="string" office:value="そのホテルにはスリッパがありませんでした。">
            <text:p>そのホテルにはスリッパがありませんでした。</text:p>
          </table:table-cell>
          <table:table-cell office:value-type="string" office:value="その ホテル に は スリッパ が ありません でした。">
            <text:p>その ホテル に は スリッパ が ありません でした。</text:p>
          </table:table-cell>
          <table:table-cell office:value-type="string" office:value="There were no slippers in the hotel.">
            <text:p>There were no slippers in the hote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畳む">
            <text:p>畳む</text:p>
          </table:table-cell>
          <table:table-cell office:value-type="string" office:value="たたむ">
            <text:p>たたむ</text:p>
          </table:table-cell>
          <table:table-cell office:value-type="string" office:value="fold, shut, close">
            <text:p>fold, shut,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布団を畳んでください。">
            <text:p>布団を畳んでください。</text:p>
          </table:table-cell>
          <table:table-cell office:value-type="string" office:value="ふとん を たたんで ください。">
            <text:p>ふとん を たたんで ください。</text:p>
          </table:table-cell>
          <table:table-cell office:value-type="string" office:value="Please fold up the futon.">
            <text:p>Please fold up the futon.</text:p>
          </table:table-cell>
          <table:table-cell office:value-type="string" office:value="母が洗濯物を畳んでいます。">
            <text:p>母が洗濯物を畳んでいます。</text:p>
          </table:table-cell>
          <table:table-cell office:value-type="string" office:value="はは が せんたく もの を たたんで います。">
            <text:p>はは が せんたく もの を たたんで います。</text:p>
          </table:table-cell>
          <table:table-cell office:value-type="string" office:value="My mother is folding the laundry.">
            <text:p>My mother is folding the laundr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ランプ">
            <text:p>トランプ</text:p>
          </table:table-cell>
          <table:table-cell office:value-type="string" office:value="トランプ">
            <text:p>トランプ</text:p>
          </table:table-cell>
          <table:table-cell office:value-type="string" office:value="playing cards">
            <text:p>playing card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お正月に家族でトランプをしました。">
            <text:p>お正月に家族でトランプをしました。</text:p>
          </table:table-cell>
          <table:table-cell office:value-type="string" office:value="おしょうがつ に かぞく で トランプ を しました。">
            <text:p>おしょうがつ に かぞく で トランプ を しました。</text:p>
          </table:table-cell>
          <table:table-cell office:value-type="string" office:value="During the New Year, we played cards with our family members.">
            <text:p>During the New Year, we played cards with our family memb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陰">
            <text:p>日陰</text:p>
          </table:table-cell>
          <table:table-cell office:value-type="string" office:value="ひかげ">
            <text:p>ひかげ</text:p>
          </table:table-cell>
          <table:table-cell office:value-type="string" office:value="shade of the sun">
            <text:p>shade of the 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日陰で休みましょう。">
            <text:p>暑いので日陰で休みましょう。</text:p>
          </table:table-cell>
          <table:table-cell office:value-type="string" office:value="あつい ので ひかげ で やすみましょう。">
            <text:p>あつい ので ひかげ で やすみましょう。</text:p>
          </table:table-cell>
          <table:table-cell office:value-type="string" office:value="It's hot so let's take a rest in the shade of the sun.">
            <text:p>It's hot so let's take a rest in the shade of the sun.</text:p>
          </table:table-cell>
          <table:table-cell office:value-type="string" office:value="ライオンが日陰で休んでいます。">
            <text:p>ライオンが日陰で休んでいます。</text:p>
          </table:table-cell>
          <table:table-cell office:value-type="string" office:value="ライオン が ひかげ で やすんで います。">
            <text:p>ライオン が ひかげ で やすんで います。</text:p>
          </table:table-cell>
          <table:table-cell office:value-type="string" office:value="The lion is resting in the shade.">
            <text:p>The lion is resting in the shad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房具">
            <text:p>文房具</text:p>
          </table:table-cell>
          <table:table-cell office:value-type="string" office:value="ぶんぼうぐ">
            <text:p>ぶんぼうぐ</text:p>
          </table:table-cell>
          <table:table-cell office:value-type="string" office:value="stationery, writing materials">
            <text:p>stationery, writing material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文房具を買いました。">
            <text:p>新しい文房具を買いました。</text:p>
          </table:table-cell>
          <table:table-cell office:value-type="string" office:value="あたらしい ぶんぼうぐ を かいました。">
            <text:p>あたらしい ぶんぼうぐ を かいました。</text:p>
          </table:table-cell>
          <table:table-cell office:value-type="string" office:value="I bought some new stationery.">
            <text:p>I bought some new stationery.</text:p>
          </table:table-cell>
          <table:table-cell office:value-type="string" office:value="文房具はコンビニでも買えますよ。">
            <text:p>文房具はコンビニでも買えますよ。</text:p>
          </table:table-cell>
          <table:table-cell office:value-type="string" office:value="ぶんぼうぐ は コンビニ で も かえます よ。">
            <text:p>ぶんぼうぐ は コンビニ で も かえます よ。</text:p>
          </table:table-cell>
          <table:table-cell office:value-type="string" office:value="You can buy stationery supplies at convenience stores, too.">
            <text:p>You can buy stationery supplies at convenience stores, too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許証">
            <text:p>免許証</text:p>
          </table:table-cell>
          <table:table-cell office:value-type="string" office:value="めんきょしょう">
            <text:p>めんきょしょう</text:p>
          </table:table-cell>
          <table:table-cell office:value-type="string" office:value="license">
            <text:p>lic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免許証を見せてください。">
            <text:p>免許証を見せてください。</text:p>
          </table:table-cell>
          <table:table-cell office:value-type="string" office:value="めんきょしょう を みせて ください。">
            <text:p>めんきょしょう を みせて ください。</text:p>
          </table:table-cell>
          <table:table-cell office:value-type="string" office:value="Please show me your license.">
            <text:p>Please show me your license.</text:p>
          </table:table-cell>
          <table:table-cell office:value-type="string" office:value="私は安全運転なので、免許証がゴールドです。">
            <text:p>私は安全運転なので、免許証がゴールドです。</text:p>
          </table:table-cell>
          <table:table-cell office:value-type="string" office:value="わたし は あんぜん うんてん なので、めんきょしょう が ゴールド です。">
            <text:p>わたし は あんぜん うんてん なので、めんきょしょう が ゴールド です。</text:p>
          </table:table-cell>
          <table:table-cell office:value-type="string" office:value="Because I drive safely, I have a gold driver's license.">
            <text:p>Because I drive safely, I have a gold driver's licen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す">
            <text:p>訳す</text:p>
          </table:table-cell>
          <table:table-cell office:value-type="string" office:value="やくす">
            <text:p>やくす</text:p>
          </table:table-cell>
          <table:table-cell office:value-type="string" office:value="translate">
            <text:p>trans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文を訳してください。">
            <text:p>この文を訳してください。</text:p>
          </table:table-cell>
          <table:table-cell office:value-type="string" office:value="この ぶん を やくして ください 。">
            <text:p>この ぶん を やくして ください 。</text:p>
          </table:table-cell>
          <table:table-cell office:value-type="string" office:value="Please translate this sentence.">
            <text:p>Please translate this sentence.</text:p>
          </table:table-cell>
          <table:table-cell office:value-type="string" office:value="父は英語の小説を日本語に訳しています。">
            <text:p>父は英語の小説を日本語に訳しています。</text:p>
          </table:table-cell>
          <table:table-cell office:value-type="string" office:value="ちち は えいご の しょうせつ を にほん ご に やくして います。">
            <text:p>ちち は えいご の しょうせつ を にほん ご に やくして います。</text:p>
          </table:table-cell>
          <table:table-cell office:value-type="string" office:value="My father is translating an English novel into Japanese.">
            <text:p>My father is translating an English novel into Japane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ろしい">
            <text:p>よろしい</text:p>
          </table:table-cell>
          <table:table-cell office:value-type="string" office:value="よろしい">
            <text:p>よろしい</text:p>
          </table:table-cell>
          <table:table-cell office:value-type="string" office:value="all right">
            <text:p>all r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レポートはこれでよろしいですか。">
            <text:p>レポートはこれでよろしいですか。</text:p>
          </table:table-cell>
          <table:table-cell office:value-type="string" office:value="レポート は これ で よろしい です か。">
            <text:p>レポート は これ で よろしい です か。</text:p>
          </table:table-cell>
          <table:table-cell office:value-type="string" office:value="Is this report all right?">
            <text:p>Is this report all right?</text:p>
          </table:table-cell>
          <table:table-cell office:value-type="string" office:value="もう帰ってよろしいでしょうか。">
            <text:p>もう帰ってよろしいでしょうか。</text:p>
          </table:table-cell>
          <table:table-cell office:value-type="string" office:value="もう かえって よろしい でしょう か。">
            <text:p>もう かえって よろしい でしょう か。</text:p>
          </table:table-cell>
          <table:table-cell office:value-type="string" office:value="Is it alright if I go home now?">
            <text:p>Is it alright if I go home now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替">
            <text:p>両替</text:p>
          </table:table-cell>
          <table:table-cell office:value-type="string" office:value="りょうがえ">
            <text:p>りょうがえ</text:p>
          </table:table-cell>
          <table:table-cell office:value-type="string" office:value="money exchange">
            <text:p>money exchan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万円を両替してください。">
            <text:p>1万円を両替してください。</text:p>
          </table:table-cell>
          <table:table-cell office:value-type="string" office:value="1 まん えん を りょうがえ して ください。">
            <text:p>1 まん えん を りょうがえ して ください。</text:p>
          </table:table-cell>
          <table:table-cell office:value-type="string" office:value="I'd like to exchange 10,000 yen.">
            <text:p>I'd like to exchange 10,000 yen.</text:p>
          </table:table-cell>
          <table:table-cell office:value-type="string" office:value="アメリカドルを日本円に両替しました。">
            <text:p>アメリカドルを日本円に両替しました。</text:p>
          </table:table-cell>
          <table:table-cell office:value-type="string" office:value="アメリカ ドル を にほん えん に りょうがえ しました。">
            <text:p>アメリカ ドル を にほん えん に りょうがえ しました。</text:p>
          </table:table-cell>
          <table:table-cell office:value-type="string" office:value="I exchanged U.S. dollars to Japanese yen.">
            <text:p>I exchanged U.S. dollars to Japanese y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づく">
            <text:p>片づく</text:p>
          </table:table-cell>
          <table:table-cell office:value-type="string" office:value="かたづく">
            <text:p>かたづく</text:p>
          </table:table-cell>
          <table:table-cell office:value-type="string" office:value="be put in order, be finished">
            <text:p>be put in order, be finish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がだいぶ片づいた。">
            <text:p>仕事がだいぶ片づいた。</text:p>
          </table:table-cell>
          <table:table-cell office:value-type="string" office:value="しごと が だいぶ かたづいた。">
            <text:p>しごと が だいぶ かたづいた。</text:p>
          </table:table-cell>
          <table:table-cell office:value-type="string" office:value="I've finished quite a lot of my work.">
            <text:p>I've finished quite a lot of my work.</text:p>
          </table:table-cell>
          <table:table-cell office:value-type="string" office:value="やっと部屋が片づきました。">
            <text:p>やっと部屋が片づきました。</text:p>
          </table:table-cell>
          <table:table-cell office:value-type="string" office:value="やっと へや が かたづきました。">
            <text:p>やっと へや が かたづきました。</text:p>
          </table:table-cell>
          <table:table-cell office:value-type="string" office:value="The room is finally tidied up.">
            <text:p>The room is finally tidied 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ップ">
            <text:p>カップ</text:p>
          </table:table-cell>
          <table:table-cell office:value-type="string" office:value="カップ">
            <text:p>カップ</text:p>
          </table:table-cell>
          <table:table-cell office:value-type="string" office:value="cup">
            <text:p>c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1カップ入れてください。">
            <text:p>水を1カップ入れてください。</text:p>
          </table:table-cell>
          <table:table-cell office:value-type="string" office:value="みず を 1 カップ いれて ください。">
            <text:p>みず を 1 カップ いれて ください。</text:p>
          </table:table-cell>
          <table:table-cell office:value-type="string" office:value="Please put in one cup of water.">
            <text:p>Please put in one cup of water.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しゴム">
            <text:p>消しゴム</text:p>
          </table:table-cell>
          <table:table-cell office:value-type="string" office:value="けしゴム">
            <text:p>けしゴム</text:p>
          </table:table-cell>
          <table:table-cell office:value-type="string" office:value="eraser">
            <text:p>eras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しゴムを貸してください。">
            <text:p>消しゴムを貸してください。</text:p>
          </table:table-cell>
          <table:table-cell office:value-type="string" office:value="けしゴム を かして ください。">
            <text:p>けしゴム を かして ください。</text:p>
          </table:table-cell>
          <table:table-cell office:value-type="string" office:value="Can I borrow your eraser?">
            <text:p>Can I borrow your eraser?</text:p>
          </table:table-cell>
          <table:table-cell office:value-type="string" office:value="えんぴつや消しゴムにも名前を書いてください。">
            <text:p>えんぴつや消しゴムにも名前を書いてください。</text:p>
          </table:table-cell>
          <table:table-cell office:value-type="string" office:value="えんぴつ や けしゴム に も なまえ を かいて ください。">
            <text:p>えんぴつ や けしゴム に も なまえ を かいて ください。</text:p>
          </table:table-cell>
          <table:table-cell office:value-type="string" office:value="Please write your name on the pencils and erasers.">
            <text:p>Please write your name on the pencils and eras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ケート">
            <text:p>スケート</text:p>
          </table:table-cell>
          <table:table-cell office:value-type="string" office:value="スケート">
            <text:p>スケート</text:p>
          </table:table-cell>
          <table:table-cell office:value-type="string" office:value="skate, skates">
            <text:p>skate, skat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鍋">
            <text:p>鍋</text:p>
          </table:table-cell>
          <table:table-cell office:value-type="string" office:value="なべ">
            <text:p>なべ</text:p>
          </table:table-cell>
          <table:table-cell office:value-type="string" office:value="pan">
            <text:p>p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鍋にスープが入っているよ。">
            <text:p>鍋にスープが入っているよ。</text:p>
          </table:table-cell>
          <table:table-cell office:value-type="string" office:value="なべ に スープ が はいって いる よ。">
            <text:p>なべ に スープ が はいって いる よ。</text:p>
          </table:table-cell>
          <table:table-cell office:value-type="string" office:value="There's some soup in the pan.">
            <text:p>There's some soup in the pan.</text:p>
          </table:table-cell>
          <table:table-cell office:value-type="string" office:value="母はお鍋いっぱいにトマトソースを作りました。">
            <text:p>母はお鍋いっぱいにトマトソースを作りました。</text:p>
          </table:table-cell>
          <table:table-cell office:value-type="string" office:value="はは は おなべ いっぱい に トマト ソース を つくりました。">
            <text:p>はは は おなべ いっぱい に トマト ソース を つくりました。</text:p>
          </table:table-cell>
          <table:table-cell office:value-type="string" office:value="My mother made a pot of tomato sauce.">
            <text:p>My mother made a pot of tomato sauc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坊">
            <text:p>寝坊</text:p>
          </table:table-cell>
          <table:table-cell office:value-type="string" office:value="ねぼう">
            <text:p>ねぼう</text:p>
          </table:table-cell>
          <table:table-cell office:value-type="string" office:value="oversleeping">
            <text:p>overslee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朝は寝坊しました。">
            <text:p>今朝は寝坊しました。</text:p>
          </table:table-cell>
          <table:table-cell office:value-type="string" office:value="けさ は ねぼう しました。">
            <text:p>けさ は ねぼう しました。</text:p>
          </table:table-cell>
          <table:table-cell office:value-type="string" office:value="I overslept this morning.">
            <text:p>I overslept this morning.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鋏">
            <text:p>鋏</text:p>
          </table:table-cell>
          <table:table-cell office:value-type="string" office:value="はさみ">
            <text:p>はさみ</text:p>
          </table:table-cell>
          <table:table-cell office:value-type="string" office:value="scissors">
            <text:p>scisso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鋏はよく切れる。">
            <text:p>この鋏はよく切れる。</text:p>
          </table:table-cell>
          <table:table-cell office:value-type="string" office:value="この はさみ は よく きれる。">
            <text:p>この はさみ は よく きれる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青">
            <text:p>真っ青</text:p>
          </table:table-cell>
          <table:table-cell office:value-type="string" office:value="まっさお">
            <text:p>まっさお</text:p>
          </table:table-cell>
          <table:table-cell office:value-type="string" office:value="deep-blue, pale">
            <text:p>deep-blue, pa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空が真っ青です。">
            <text:p>空が真っ青です。</text:p>
          </table:table-cell>
          <table:table-cell office:value-type="string" office:value="そら が まっさお です。">
            <text:p>そら が まっさお です。</text:p>
          </table:table-cell>
          <table:table-cell office:value-type="string" office:value="The sky is deep blue.">
            <text:p>The sky is deep blue.</text:p>
          </table:table-cell>
          <table:table-cell office:value-type="string" office:value="顔が真っ青ですよ。大丈夫ですか。">
            <text:p>顔が真っ青ですよ。大丈夫ですか。</text:p>
          </table:table-cell>
          <table:table-cell office:value-type="string" office:value="かお が まっさお です よ。だいじょうぶ です か。">
            <text:p>かお が まっさお です よ。だいじょうぶ です か。</text:p>
          </table:table-cell>
          <table:table-cell office:value-type="string" office:value="You look pale. Are you OK?">
            <text:p>You look pale. Are you OK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す">
            <text:p>汚す</text:p>
          </table:table-cell>
          <table:table-cell office:value-type="string" office:value="よごす">
            <text:p>よごす</text:p>
          </table:table-cell>
          <table:table-cell office:value-type="string" office:value="make (something) dirty">
            <text:p>make (something)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服を汚した。">
            <text:p>彼は服を汚した。</text:p>
          </table:table-cell>
          <table:table-cell office:value-type="string" office:value="かれ は ふく を よごした。">
            <text:p>かれ は ふく を よごした。</text:p>
          </table:table-cell>
          <table:table-cell office:value-type="string" office:value="He got his clothes dirty.">
            <text:p>He got his clothes dirty.</text:p>
          </table:table-cell>
          <table:table-cell office:value-type="string" office:value="彼は雨の中遊んで靴を汚した。">
            <text:p>彼は雨の中遊んで靴を汚した。</text:p>
          </table:table-cell>
          <table:table-cell office:value-type="string" office:value="かれ は あめ の なか あそんで くつ を よごした。">
            <text:p>かれ は あめ の なか あそんで くつ を よごした。</text:p>
          </table:table-cell>
          <table:table-cell office:value-type="string" office:value="He played in the rain and got his shoes dirty.">
            <text:p>He played in the rain and got his shoes dirt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れ物">
            <text:p>忘れ物</text:p>
          </table:table-cell>
          <table:table-cell office:value-type="string" office:value="わすれもの">
            <text:p>わすれもの</text:p>
          </table:table-cell>
          <table:table-cell office:value-type="string" office:value="something left behind, lost item">
            <text:p>something left behind, lost ite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に忘れ物をしました。">
            <text:p>学校に忘れ物をしました。</text:p>
          </table:table-cell>
          <table:table-cell office:value-type="string" office:value="がっこう に わすれもの を しました。">
            <text:p>がっこう に わすれもの を しました。</text:p>
          </table:table-cell>
          <table:table-cell office:value-type="string" office:value="I left something behind at school.">
            <text:p>I left something behind at school.</text:p>
          </table:table-cell>
          <table:table-cell office:value-type="string" office:value="うちの子は忘れ物が多いです。">
            <text:p>うちの子は忘れ物が多いです。</text:p>
          </table:table-cell>
          <table:table-cell office:value-type="string" office:value="うち の こ は わすれもの が おおい です。">
            <text:p>うち の こ は わすれもの が おおい です。</text:p>
          </table:table-cell>
          <table:table-cell office:value-type="string" office:value="My child often forgets to take things (to school).">
            <text:p>My child often forgets to take things (to school)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掛け算">
            <text:p>掛け算</text:p>
          </table:table-cell>
          <table:table-cell office:value-type="string" office:value="かけざん">
            <text:p>かけざん</text:p>
          </table:table-cell>
          <table:table-cell office:value-type="string" office:value="multiplication">
            <text:p>multipl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弟は掛け算を習っている。">
            <text:p>弟は掛け算を習っている。</text:p>
          </table:table-cell>
          <table:table-cell office:value-type="string" office:value="おとうと は かけざん を ならって いる。">
            <text:p>おとうと は かけざん を ならって いる。</text:p>
          </table:table-cell>
          <table:table-cell office:value-type="string" office:value="My little brother is learning multiplication.">
            <text:p>My little brother is learning multiplication.</text:p>
          </table:table-cell>
          <table:table-cell office:value-type="string" office:value="掛け算は小学校2年生で習います。">
            <text:p>掛け算は小学校2年生で習います。</text:p>
          </table:table-cell>
          <table:table-cell office:value-type="string" office:value="かけざん は しょうがっこう 2 ねんせい で ならいます。">
            <text:p>かけざん は しょうがっこう 2 ねんせい で ならいます。</text:p>
          </table:table-cell>
          <table:table-cell office:value-type="string" office:value="We learn multiplication in the second grade at elementary school.">
            <text:p>We learn multiplication in the second grade at elementary schoo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くさい">
            <text:p>くさい</text:p>
          </table:table-cell>
          <table:table-cell office:value-type="string" office:value="stinky">
            <text:p>stin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ドリアンは臭いけど、美味しいです。">
            <text:p>ドリアンは臭いけど、美味しいです。</text:p>
          </table:table-cell>
          <table:table-cell office:value-type="string" office:value="ドリアン は くさい けど 、 おいしい です 。">
            <text:p>ドリアン は くさい けど 、 おいしい です 。</text:p>
          </table:table-cell>
          <table:table-cell office:value-type="string" office:value="Durian stinks but tastes good.">
            <text:p>Durian stinks but tastes goo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き当たり">
            <text:p>突き当たり</text:p>
          </table:table-cell>
          <table:table-cell office:value-type="string" office:value="つきあたり">
            <text:p>つきあたり</text:p>
          </table:table-cell>
          <table:table-cell office:value-type="string" office:value="end of a street">
            <text:p>end of a str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先は突き当たりです。">
            <text:p>この先は突き当たりです。</text:p>
          </table:table-cell>
          <table:table-cell office:value-type="string" office:value="この さき は つきあたり です。">
            <text:p>この さき は つきあたり です。</text:p>
          </table:table-cell>
          <table:table-cell office:value-type="string" office:value="You'll hit the end of the road.">
            <text:p>You'll hit the end of the road.</text:p>
          </table:table-cell>
          <table:table-cell office:value-type="string" office:value="2階の突き当たりが私の部屋です。">
            <text:p>2階の突き当たりが私の部屋です。</text:p>
          </table:table-cell>
          <table:table-cell office:value-type="string" office:value="2 かい の つきあたり が わたし の へや です。">
            <text:p>2 かい の つきあたり が わたし の へや です。</text:p>
          </table:table-cell>
          <table:table-cell office:value-type="string" office:value="My room is at the end of the second floor.">
            <text:p>My room is at the end of the second floo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フラー">
            <text:p>マフラー</text:p>
          </table:table-cell>
          <table:table-cell office:value-type="string" office:value="マフラー">
            <text:p>マフラー</text:p>
          </table:table-cell>
          <table:table-cell office:value-type="string" office:value="scarf, muffler">
            <text:p>scarf, muffl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首にマフラーをまいていた。">
            <text:p>彼女は首にマフラーをまいていた。</text:p>
          </table:table-cell>
          <table:table-cell office:value-type="string" office:value="かのじょ は くび に マフラー を まいて いた。">
            <text:p>かのじょ は くび に マフラー を まいて いた。</text:p>
          </table:table-cell>
          <table:table-cell office:value-type="string" office:value="She was wearing a scarf around her neck.">
            <text:p>She was wearing a scarf around her neck.</text:p>
          </table:table-cell>
          <table:table-cell office:value-type="string" office:value="今日は寒いので、手袋とマフラーをしています。">
            <text:p>今日は寒いので、手袋とマフラーをしています。</text:p>
          </table:table-cell>
          <table:table-cell office:value-type="string" office:value="きょう は さむい ので、てぶくろ と マフラー を して います。">
            <text:p>きょう は さむい ので、てぶくろ と マフラー を して います。</text:p>
          </table:table-cell>
          <table:table-cell office:value-type="string" office:value="It's cold today, so I'm wearing gloves and a scarf.">
            <text:p>It's cold today, so I'm wearing gloves and a scarf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桃">
            <text:p>桃</text:p>
          </table:table-cell>
          <table:table-cell office:value-type="string" office:value="もも">
            <text:p>もも</text:p>
          </table:table-cell>
          <table:table-cell office:value-type="string" office:value="peach">
            <text:p>pe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果物は桃です。">
            <text:p>私の一番好きな果物は桃です。</text:p>
          </table:table-cell>
          <table:table-cell office:value-type="string" office:value="わたし の いちばん すきな くだもの は もも です。">
            <text:p>わたし の いちばん すきな くだもの は もも です。</text:p>
          </table:table-cell>
          <table:table-cell office:value-type="string" office:value="My favorite fruit is peach.">
            <text:p>My favorite fruit is peach.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クセサリー">
            <text:p>アクセサリー</text:p>
          </table:table-cell>
          <table:table-cell office:value-type="string" office:value="アクセサリー">
            <text:p>アクセサリー</text:p>
          </table:table-cell>
          <table:table-cell office:value-type="string" office:value="accessories, jewelry">
            <text:p>accessories, jewel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彼女はアクセサリーを自分で作ります。">
            <text:p>彼女はアクセサリーを自分で作ります。</text:p>
          </table:table-cell>
          <table:table-cell office:value-type="string" office:value="かのじょ は アクセサリー を じぶん で つくります。">
            <text:p>かのじょ は アクセサリー を じぶん で つくります。</text:p>
          </table:table-cell>
          <table:table-cell office:value-type="string" office:value="She makes accessories herself.">
            <text:p>She makes accessories herself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くび">
            <text:p>あくび</text:p>
          </table:table-cell>
          <table:table-cell office:value-type="string" office:value="あくび">
            <text:p>あくび</text:p>
          </table:table-cell>
          <table:table-cell office:value-type="string" office:value="yawn">
            <text:p>ya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があくびをした。">
            <text:p>父があくびをした。</text:p>
          </table:table-cell>
          <table:table-cell office:value-type="string" office:value="ちち が あくび を した。">
            <text:p>ちち が あくび を した。</text:p>
          </table:table-cell>
          <table:table-cell office:value-type="string" office:value="My father yawned.">
            <text:p>My father yawned.</text:p>
          </table:table-cell>
          <table:table-cell office:value-type="string" office:value="会議であくびが止まりませんでした。">
            <text:p>会議であくびが止まりませんでした。</text:p>
          </table:table-cell>
          <table:table-cell office:value-type="string" office:value="かいぎ で あくび が とまりません でした。">
            <text:p>かいぎ で あくび が とまりません でした。</text:p>
          </table:table-cell>
          <table:table-cell office:value-type="string" office:value="I couldn't stop yawning in the meeting.">
            <text:p>I couldn't stop yawning in the meet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め">
            <text:p>あめ</text:p>
          </table:table-cell>
          <table:table-cell office:value-type="string" office:value="あめ">
            <text:p>あめ</text:p>
          </table:table-cell>
          <table:table-cell office:value-type="string" office:value="candy">
            <text:p>cand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このあめはイチゴ味です。">
            <text:p>このあめはイチゴ味です。</text:p>
          </table:table-cell>
          <table:table-cell office:value-type="string" office:value="この あめ は イチゴ あじ です。">
            <text:p>この あめ は イチゴ あじ です。</text:p>
          </table:table-cell>
          <table:table-cell office:value-type="string" office:value="This candy is strawberry-flavored.">
            <text:p>This candy is strawberry-flavore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り">
            <text:p>上り</text:p>
          </table:table-cell>
          <table:table-cell office:value-type="string" office:value="のぼり">
            <text:p>のぼり</text:p>
          </table:table-cell>
          <table:table-cell office:value-type="string" office:value="going up, ascent">
            <text:p>going up, as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上り電車です。">
            <text:p>これは上り電車です。</text:p>
          </table:table-cell>
          <table:table-cell office:value-type="string" office:value="これ は のぼり でんしゃ です。">
            <text:p>これ は のぼり でんしゃ です。</text:p>
          </table:table-cell>
          <table:table-cell office:value-type="string" office:value="This is the train going into the city area.">
            <text:p>This is the train going into the city area.</text:p>
          </table:table-cell>
          <table:table-cell office:value-type="string" office:value="この山は上りがかなりきついです。">
            <text:p>この山は上りがかなりきついです。</text:p>
          </table:table-cell>
          <table:table-cell office:value-type="string" office:value="この やま は のぼり が かなり きつい です。">
            <text:p>この やま は のぼり が かなり きつい です。</text:p>
          </table:table-cell>
          <table:table-cell office:value-type="string" office:value="The climb up this mountain is quite tough.">
            <text:p>The climb up this mountain is quite tough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るべく">
            <text:p>なるべく</text:p>
          </table:table-cell>
          <table:table-cell office:value-type="string" office:value="なるべく">
            <text:p>なるべく</text:p>
          </table:table-cell>
          <table:table-cell office:value-type="string" office:value="as...as possible, if possible">
            <text:p>as...as possible, if pos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仕事を終わらせてください。">
            <text:p>なるべく早く仕事を終わらせてください。</text:p>
          </table:table-cell>
          <table:table-cell office:value-type="string" office:value="なるべく はやく しごと を おわらせて ください。">
            <text:p>なるべく はやく しごと を おわらせて ください。</text:p>
          </table:table-cell>
          <table:table-cell office:value-type="string" office:value="Please finish your work as quickly as possible.">
            <text:p>Please finish your work as quickly as possible.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っと">
            <text:p>じっと</text:p>
          </table:table-cell>
          <table:table-cell office:value-type="string" office:value="じっと">
            <text:p>じっと</text:p>
          </table:table-cell>
          <table:table-cell office:value-type="string" office:value="without moving, still">
            <text:p>without moving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の生徒はじっと先生の話を聞いていたね。">
            <text:p>あの生徒はじっと先生の話を聞いていたね。</text:p>
          </table:table-cell>
          <table:table-cell office:value-type="string" office:value="あの せいと は じっと せんせい の はなし を きいて いた ね。">
            <text:p>あの せいと は じっと せんせい の はなし を きいて いた ね。</text:p>
          </table:table-cell>
          <table:table-cell office:value-type="string" office:value="The pupil was listening attentively to the teacher.">
            <text:p>The pupil was listening attentively to the teacher.</text:p>
          </table:table-cell>
          <table:table-cell office:value-type="string" office:value="猫がドアの方をじっと見ている。">
            <text:p>猫がドアの方をじっと見ている。</text:p>
          </table:table-cell>
          <table:table-cell office:value-type="string" office:value="ねこ が ドア の ほう を じっと みて いる。">
            <text:p>ねこ が ドア の ほう を じっと みて いる。</text:p>
          </table:table-cell>
          <table:table-cell office:value-type="string" office:value="The cat is staring at the door without moving.">
            <text:p>The cat is staring at the door without mov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器">
            <text:p>食器</text:p>
          </table:table-cell>
          <table:table-cell office:value-type="string" office:value="しょっき">
            <text:p>しょっき</text:p>
          </table:table-cell>
          <table:table-cell office:value-type="string" office:value="tableware">
            <text:p>tablew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食器を全部新しくしました。">
            <text:p>食器を全部新しくしました。</text:p>
          </table:table-cell>
          <table:table-cell office:value-type="string" office:value="しょっき を ぜんぶ あたらしく しました。">
            <text:p>しょっき を ぜんぶ あたらしく しました。</text:p>
          </table:table-cell>
          <table:table-cell office:value-type="string" office:value="I bought new tableware and replaced the old one.">
            <text:p>I bought new tableware and replaced the old one.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ばす">
            <text:p>延ばす</text:p>
          </table:table-cell>
          <table:table-cell office:value-type="string" office:value="のばす">
            <text:p>のばす</text:p>
          </table:table-cell>
          <table:table-cell office:value-type="string" office:value="extend, postpone">
            <text:p>extend, postp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出発を一週間延ばしたの。">
            <text:p>出発を一週間延ばしたの。</text:p>
          </table:table-cell>
          <table:table-cell office:value-type="string" office:value="しゅっぱつ を いっ しゅうかん のばした の。">
            <text:p>しゅっぱつ を いっ しゅうかん のばした の。</text:p>
          </table:table-cell>
          <table:table-cell office:value-type="string" office:value="I postponed my departure for a week.">
            <text:p>I postponed my departure for a week.</text:p>
          </table:table-cell>
          <table:table-cell office:value-type="string" office:value="彼女はプロポーズの返事を延ばしている。">
            <text:p>彼女はプロポーズの返事を延ばしている。</text:p>
          </table:table-cell>
          <table:table-cell office:value-type="string" office:value="かのじょ は プロポーズ の へんじ を のばして いる。">
            <text:p>かのじょ は プロポーズ の へんじ を のばして いる。</text:p>
          </table:table-cell>
          <table:table-cell office:value-type="string" office:value="She's putting off her reply to the marriage proposal.">
            <text:p>She's putting off her reply to the marriage proposa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局">
            <text:p>薬局</text:p>
          </table:table-cell>
          <table:table-cell office:value-type="string" office:value="やっきょく">
            <text:p>やっきょく</text:p>
          </table:table-cell>
          <table:table-cell office:value-type="string" office:value="drugstore, pharmacy">
            <text:p>drugstore, pharm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薬局で目薬を買いました。">
            <text:p>薬局で目薬を買いました。</text:p>
          </table:table-cell>
          <table:table-cell office:value-type="string" office:value="やっきょく で めぐすり を かいました。">
            <text:p>やっきょく で めぐすり を かいました。</text:p>
          </table:table-cell>
          <table:table-cell office:value-type="string" office:value="I bought some eye drops at the drugstore.">
            <text:p>I bought some eye drops at the drugstore.</text:p>
          </table:table-cell>
          <table:table-cell office:value-type="string" office:value="病院の薬局で薬をもらいました。">
            <text:p>病院の薬局で薬をもらいました。</text:p>
          </table:table-cell>
          <table:table-cell office:value-type="string" office:value="びょういん の やっきょく で くすり を もらいました。">
            <text:p>びょういん の やっきょく で くすり を もらいました。</text:p>
          </table:table-cell>
          <table:table-cell office:value-type="string" office:value="I got medicine at the hospital pharmacy.">
            <text:p>I got medicine at the hospital pharmac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雄">
            <text:p>雄</text:p>
          </table:table-cell>
          <table:table-cell office:value-type="string" office:value="おす">
            <text:p>おす</text:p>
          </table:table-cell>
          <table:table-cell office:value-type="string" office:value="male (animal)">
            <text:p>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猫は雄です。">
            <text:p>うちの猫は雄です。</text:p>
          </table:table-cell>
          <table:table-cell office:value-type="string" office:value="うち の ねこ は おす です。">
            <text:p>うち の ねこ は おす です。</text:p>
          </table:table-cell>
          <table:table-cell office:value-type="string" office:value="Our cat is male.">
            <text:p>Our cat is 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雌">
            <text:p>雌</text:p>
          </table:table-cell>
          <table:table-cell office:value-type="string" office:value="めす">
            <text:p>めす</text:p>
          </table:table-cell>
          <table:table-cell office:value-type="string" office:value="female (animal)">
            <text:p>fe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猫は雌です。">
            <text:p>この猫は雌です。</text:p>
          </table:table-cell>
          <table:table-cell office:value-type="string" office:value="この ねこ は めす です。">
            <text:p>この ねこ は めす です。</text:p>
          </table:table-cell>
          <table:table-cell office:value-type="string" office:value="This cat is female.">
            <text:p>This cat is fe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風">
            <text:p>和風</text:p>
          </table:table-cell>
          <table:table-cell office:value-type="string" office:value="わふう">
            <text:p>わふう</text:p>
          </table:table-cell>
          <table:table-cell office:value-type="string" office:value="Japanese-inspired, Japanese-style">
            <text:p>Japanese-inspired, Japanese-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和風パスタを作ったよ。">
            <text:p>夕食に和風パスタを作ったよ。</text:p>
          </table:table-cell>
          <table:table-cell office:value-type="string" office:value="ゆうしょく に わふう パスタ を つくった よ。">
            <text:p>ゆうしょく に わふう パスタ を つくった よ。</text:p>
          </table:table-cell>
          <table:table-cell office:value-type="string" office:value="I made Japanese-inspired pasta for dinner.">
            <text:p>I made Japanese-inspired pasta for dinner.</text:p>
          </table:table-cell>
          <table:table-cell office:value-type="string" office:value="私は和風の家に住みたいです。">
            <text:p>私は和風の家に住みたいです。</text:p>
          </table:table-cell>
          <table:table-cell office:value-type="string" office:value="わたし は わふう の いえ に すみたい です。">
            <text:p>わたし は わふう の いえ に すみたい です。</text:p>
          </table:table-cell>
          <table:table-cell office:value-type="string" office:value="I want to live in a Japanese-style house.">
            <text:p>I want to live in a Japanese-style hou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びき">
            <text:p>いびき</text:p>
          </table:table-cell>
          <table:table-cell office:value-type="string" office:value="いびき">
            <text:p>いびき</text:p>
          </table:table-cell>
          <table:table-cell office:value-type="string" office:value="snoring">
            <text:p>sno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いびきは大きいんだ。">
            <text:p>父のいびきは大きいんだ。</text:p>
          </table:table-cell>
          <table:table-cell office:value-type="string" office:value="ちち の いびき は おおきい ん だ。">
            <text:p>ちち の いびき は おおきい ん だ。</text:p>
          </table:table-cell>
          <table:table-cell office:value-type="string" office:value="My father snores loudly.">
            <text:p>My father snores loudly.</text:p>
          </table:table-cell>
          <table:table-cell office:value-type="string" office:value="自分のいびきで目が覚めました。">
            <text:p>自分のいびきで目が覚めました。</text:p>
          </table:table-cell>
          <table:table-cell office:value-type="string" office:value="じぶん の いびき で め が さめました。">
            <text:p>じぶん の いびき で め が さめました。</text:p>
          </table:table-cell>
          <table:table-cell office:value-type="string" office:value="I woke up because of my own snoring.">
            <text:p>I woke up because of my own snor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クニック">
            <text:p>ピクニック</text:p>
          </table:table-cell>
          <table:table-cell office:value-type="string" office:value="ピクニック">
            <text:p>ピクニック</text:p>
          </table:table-cell>
          <table:table-cell office:value-type="string" office:value="picnic">
            <text:p>picn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ピクニックに行きましょう。">
            <text:p>今日はピクニックに行きましょう。</text:p>
          </table:table-cell>
          <table:table-cell office:value-type="string" office:value="きょう は ピクニック に いきましょう。">
            <text:p>きょう は ピクニック に いきましょう。</text:p>
          </table:table-cell>
          <table:table-cell office:value-type="string" office:value="Let's go on a picnic today.">
            <text:p>Let's go on a picnic today.</text:p>
          </table:table-cell>
          <table:table-cell office:value-type="string" office:value="サンドイッチを作って、公園でピクニックをしました。">
            <text:p>サンドイッチを作って、公園でピクニックをしました。</text:p>
          </table:table-cell>
          <table:table-cell office:value-type="string" office:value="サンドイッチ を つくって、こうえん で ピクニック を しました。">
            <text:p>サンドイッチ を つくって、こうえん で ピクニック を しました。</text:p>
          </table:table-cell>
          <table:table-cell office:value-type="string" office:value="We made sandwiches and had a picnic in the park.">
            <text:p>We made sandwiches and had a picnic in the par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域">
            <text:p>地域</text:p>
          </table:table-cell>
          <table:table-cell office:value-type="string" office:value="ちいき">
            <text:p>ちいき</text:p>
          </table:table-cell>
          <table:table-cell office:value-type="string" office:value="region, area">
            <text:p>region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地域は雨が多い。">
            <text:p>この地域は雨が多い。</text:p>
          </table:table-cell>
          <table:table-cell office:value-type="string" office:value="この ちいき は あめ が おおい。">
            <text:p>この ちいき は あめ が おおい。</text:p>
          </table:table-cell>
          <table:table-cell office:value-type="string" office:value="There's a lot of rain in this region.">
            <text:p>There's a lot of rain in this region.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right now.">
            <text:p>That region is dangerous right n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違い">
            <text:p>勘違い</text:p>
          </table:table-cell>
          <table:table-cell office:value-type="string" office:value="かんちがい">
            <text:p>かんちがい</text:p>
          </table:table-cell>
          <table:table-cell office:value-type="string" office:value="misunderstanding, wrong idea or assumption">
            <text:p>misunderstanding, wrong idea or assum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あなたは何か勘違いしています。">
            <text:p>あなたは何か勘違いしています。</text:p>
          </table:table-cell>
          <table:table-cell office:value-type="string" office:value="あなた は なに か かんちがい して います。">
            <text:p>あなた は なに か かんちがい して います。</text:p>
          </table:table-cell>
          <table:table-cell office:value-type="string" office:value="You've misunderstood something.">
            <text:p>You've misunderstood someth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要">
            <text:p>重要</text:p>
          </table:table-cell>
          <table:table-cell office:value-type="string" office:value="じゅうよう">
            <text:p>じゅうよう</text:p>
          </table:table-cell>
          <table:table-cell office:value-type="string" office:value="important, essential">
            <text:p>important, ess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 に じゅうよう です。">
            <text:p>これ は ひじょう 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人">
            <text:p>主人</text:p>
          </table:table-cell>
          <table:table-cell office:value-type="string" office:value="しゅじん">
            <text:p>しゅじん</text:p>
          </table:table-cell>
          <table:table-cell office:value-type="string" office:value="one's husband, master">
            <text:p>one's husband, ma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主人は今、留守です。">
            <text:p>主人は今、留守です。</text:p>
          </table:table-cell>
          <table:table-cell office:value-type="string" office:value="しゅじん は いま、るす です。">
            <text:p>しゅじん は いま、るす です。</text:p>
          </table:table-cell>
          <table:table-cell office:value-type="string" office:value="My husband is out now.">
            <text:p>My husband is out now.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gone out.">
            <text:p>My husband has already gone ou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宅">
            <text:p>お宅</text:p>
          </table:table-cell>
          <table:table-cell office:value-type="string" office:value="おたく">
            <text:p>おたく</text:p>
          </table:table-cell>
          <table:table-cell office:value-type="string" office:value="(someone else's) home">
            <text:p>(someone else's)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生のお宅はどちらですか。">
            <text:p>先生のお宅はどちらですか。</text:p>
          </table:table-cell>
          <table:table-cell office:value-type="string" office:value="せんせい の おたく は どちら です か。">
            <text:p>せんせい の おたく は どちら です か。</text:p>
          </table:table-cell>
          <table:table-cell office:value-type="string" office:value="Which is the teacher's house?">
            <text:p>Which is the teacher's house?</text:p>
          </table:table-cell>
          <table:table-cell office:value-type="string" office:value="今日は社長のお宅にお邪魔しました。">
            <text:p>今日は社長のお宅にお邪魔しました。</text:p>
          </table:table-cell>
          <table:table-cell office:value-type="string" office:value="きょう は しゃちょう の おたく に おじゃま しました。">
            <text:p>きょう は しゃちょう の おたく に おじゃま しました。</text:p>
          </table:table-cell>
          <table:table-cell office:value-type="string" office:value="Today I went to the president's home.">
            <text:p>Today I went to the president's hom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イキング">
            <text:p>ハイキング</text:p>
          </table:table-cell>
          <table:table-cell office:value-type="string" office:value="ハイキング">
            <text:p>ハイキング</text:p>
          </table:table-cell>
          <table:table-cell office:value-type="string" office:value="hiking">
            <text:p>hi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は友人とハイキングに行きました。">
            <text:p>昨日は友人とハイキングに行きました。</text:p>
          </table:table-cell>
          <table:table-cell office:value-type="string" office:value="きのう は ゆうじん と ハイキング に いきました。">
            <text:p>きのう は ゆうじん と ハイキング に いきました。</text:p>
          </table:table-cell>
          <table:table-cell office:value-type="string" office:value="I went hiking with my friend yesterday.">
            <text:p>I went hiking with my friend yesterday.</text:p>
          </table:table-cell>
          <table:table-cell office:value-type="string" office:value="夏に山でハイキングをしました。">
            <text:p>夏に山でハイキングをしました。</text:p>
          </table:table-cell>
          <table:table-cell office:value-type="string" office:value="なつ に やま で ハイキング を しました。">
            <text:p>なつ に やま で ハイキング を しました。</text:p>
          </table:table-cell>
          <table:table-cell office:value-type="string" office:value="In summer, we hiked in the mountain.">
            <text:p>In summer, we hiked in the mountai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畑">
            <text:p>畑</text:p>
          </table:table-cell>
          <table:table-cell office:value-type="string" office:value="はたけ">
            <text:p>はたけ</text:p>
          </table:table-cell>
          <table:table-cell office:value-type="string" office:value="field, farm">
            <text:p>field, f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畑仕事が好きだ。">
            <text:p>母は畑仕事が好きだ。</text:p>
          </table:table-cell>
          <table:table-cell office:value-type="string" office:value="はは は はたけ しごと が すき だ。">
            <text:p>はは は はたけ しごと が すき だ。</text:p>
          </table:table-cell>
          <table:table-cell office:value-type="string" office:value="My mother likes working in the field.">
            <text:p>My mother likes working in the field.</text:p>
          </table:table-cell>
          <table:table-cell office:value-type="string" office:value="祖父は天気のいい日は一日中、畑にいます。">
            <text:p>祖父は天気のいい日は一日中、畑にいます。</text:p>
          </table:table-cell>
          <table:table-cell office:value-type="string" office:value="そふ は てんき の いい ひ は いち にち じゅう、はたけ に います。">
            <text:p>そふ は てんき の いい ひ は いち にち じゅう、はたけ に います。</text:p>
          </table:table-cell>
          <table:table-cell office:value-type="string" office:value="On sunny days, my grandfather stays in the field all day.">
            <text:p>On sunny days, my grandfather stays in the field all 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イフレンド">
            <text:p>ボーイフレンド</text:p>
          </table:table-cell>
          <table:table-cell office:value-type="string" office:value="ボーイフレンド">
            <text:p>ボーイフレンド</text:p>
          </table:table-cell>
          <table:table-cell office:value-type="string" office:value="boyfriend">
            <text:p>boy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ボーイフレンドはハンサムでした。">
            <text:p>私のボーイフレンドはハンサムでした。</text:p>
          </table:table-cell>
          <table:table-cell office:value-type="string" office:value="わたし の ボーイフレンド は ハンサム でした。">
            <text:p>わたし の ボーイフレンド は ハンサム でした。</text:p>
          </table:table-cell>
          <table:table-cell office:value-type="string" office:value="My boyfriend was handsome.">
            <text:p>My boyfriend was handsome.</text:p>
          </table:table-cell>
          <table:table-cell office:value-type="string" office:value="あの男の人はあなたのボーイフレンドですか。">
            <text:p>あの男の人はあなたのボーイフレンドですか。</text:p>
          </table:table-cell>
          <table:table-cell office:value-type="string" office:value="あの おとこ の ひと は あなた の ボーイフレンド です か。">
            <text:p>あの おとこ の ひと は あなた の ボーイフレンド です か。</text:p>
          </table:table-cell>
          <table:table-cell office:value-type="string" office:value="Is that man your boyfriend?">
            <text:p>Is that man your boyfriend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ヤリング">
            <text:p>イヤリング</text:p>
          </table:table-cell>
          <table:table-cell office:value-type="string" office:value="イヤリング">
            <text:p>イヤリング</text:p>
          </table:table-cell>
          <table:table-cell office:value-type="string" office:value="earrings">
            <text:p>earr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すてきなイヤリングをしている。">
            <text:p>彼女はすてきなイヤリングをしている。</text:p>
          </table:table-cell>
          <table:table-cell office:value-type="string" office:value="かのじょ は すてきな イヤリング を して いる。">
            <text:p>かのじょ は すてきな イヤリング を して いる。</text:p>
          </table:table-cell>
          <table:table-cell office:value-type="string" office:value="She's wearing beautiful earrings.">
            <text:p>She's wearing beautiful earrings.</text:p>
          </table:table-cell>
          <table:table-cell office:value-type="string" office:value="妻の誕生日に銀のイヤリングを買いました。">
            <text:p>妻の誕生日に銀のイヤリングを買いました。</text:p>
          </table:table-cell>
          <table:table-cell office:value-type="string" office:value="つま の たんじょうび に ぎん の イヤリング を かいました。">
            <text:p>つま の たんじょうび に ぎん の イヤリング を かいました。</text:p>
          </table:table-cell>
          <table:table-cell office:value-type="string" office:value="I bought silver earrings for my wife's birthday.">
            <text:p>I bought silver earrings for my wife's birth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ールフレンド">
            <text:p>ガールフレンド</text:p>
          </table:table-cell>
          <table:table-cell office:value-type="string" office:value="ガールフレンド">
            <text:p>ガールフレンド</text:p>
          </table:table-cell>
          <table:table-cell office:value-type="string" office:value="girlfriend">
            <text:p>girl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は彼女のことをガールフレンドと言っていました。">
            <text:p>昔は彼女のことをガールフレンドと言っていました。</text:p>
          </table:table-cell>
          <table:table-cell office:value-type="string" office:value="むかし は かのじょ の こと を ガールフレンド と いって いました。">
            <text:p>むかし は かのじょ の こと を ガールフレンド と いって いました。</text:p>
          </table:table-cell>
          <table:table-cell office:value-type="string" office:value="We used to call our girlfriends &quot;garufurendo.&quot;">
            <text:p>We used to call our girlfriends "garufurendo."</text:p>
          </table:table-cell>
          <table:table-cell office:value-type="string" office:value="あなたのガールフレンドは可愛いですね。">
            <text:p>あなたのガールフレンドは可愛いですね。</text:p>
          </table:table-cell>
          <table:table-cell office:value-type="string" office:value="あなた の ガールフレンド は かわいい です ね。">
            <text:p>あなた の ガールフレンド は かわいい です ね。</text:p>
          </table:table-cell>
          <table:table-cell office:value-type="string" office:value="Your girlfriend is pretty.">
            <text:p>Your girlfriend is prett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らか">
            <text:p>柔らか</text:p>
          </table:table-cell>
          <table:table-cell office:value-type="string" office:value="やわらか">
            <text:p>やわらか</text:p>
          </table:table-cell>
          <table:table-cell office:value-type="string" office:value="soft, gentle">
            <text:p>soft, gent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声は柔らかだ。">
            <text:p>彼の声は柔らかだ。</text:p>
          </table:table-cell>
          <table:table-cell office:value-type="string" office:value="かれ の こえ は やわらか だ。">
            <text:p>かれ の こえ は やわらか だ。</text:p>
          </table:table-cell>
          <table:table-cell office:value-type="string" office:value="His voice is soft.">
            <text:p>His voice is soft.</text:p>
          </table:table-cell>
          <table:table-cell office:value-type="string" office:value="窓から柔らかな風が入ってきます。">
            <text:p>窓から柔らかな風が入ってきます。</text:p>
          </table:table-cell>
          <table:table-cell office:value-type="string" office:value="まど から やわらかな かぜ が はいって きます。">
            <text:p>まど から やわらかな かぜ が はいって きます。</text:p>
          </table:table-cell>
          <table:table-cell office:value-type="string" office:value="A gentle wind is coming in from the window.">
            <text:p>A gentle wind is coming in from the wind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